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b5209" officeooo:paragraph-rsid="000b5209"/>
    </style:style>
    <style:style style:name="P2" style:family="paragraph" style:parent-style-name="Standard">
      <style:text-properties style:font-name="FreeMono" officeooo:rsid="000b5209" officeooo:paragraph-rsid="000da810"/>
    </style:style>
    <style:style style:name="P3" style:family="paragraph" style:parent-style-name="Standard">
      <style:text-properties style:font-name="FreeMono" officeooo:rsid="000c57c6" officeooo:paragraph-rsid="000c57c6"/>
    </style:style>
    <style:style style:name="P4" style:family="paragraph" style:parent-style-name="Standard">
      <style:text-properties style:font-name="FreeMono" officeooo:rsid="000f3134" officeooo:paragraph-rsid="000f3134"/>
    </style:style>
    <style:style style:name="P5" style:family="paragraph" style:parent-style-name="Standard">
      <style:text-properties style:font-name="FreeMono" officeooo:rsid="000f7e64" officeooo:paragraph-rsid="000f7e64"/>
    </style:style>
    <style:style style:name="P6" style:family="paragraph" style:parent-style-name="Standard">
      <style:text-properties style:font-name="FreeMono" officeooo:rsid="000f7e64" officeooo:paragraph-rsid="007d59d9"/>
    </style:style>
    <style:style style:name="P7" style:family="paragraph" style:parent-style-name="Standard">
      <style:text-properties style:font-name="FreeMono" officeooo:rsid="00123122" officeooo:paragraph-rsid="001699fb"/>
    </style:style>
    <style:style style:name="P8" style:family="paragraph" style:parent-style-name="Standard">
      <style:text-properties style:font-name="FreeMono" officeooo:rsid="001699fb" officeooo:paragraph-rsid="001699fb"/>
    </style:style>
    <style:style style:name="P9" style:family="paragraph" style:parent-style-name="Standard">
      <style:text-properties style:font-name="FreeMono" officeooo:rsid="00174a56" officeooo:paragraph-rsid="00174a56"/>
    </style:style>
    <style:style style:name="P10" style:family="paragraph" style:parent-style-name="Standard">
      <style:text-properties style:font-name="FreeMono" officeooo:rsid="00174a56" officeooo:paragraph-rsid="0080e1a6"/>
    </style:style>
    <style:style style:name="P11" style:family="paragraph" style:parent-style-name="Standard">
      <style:text-properties style:font-name="FreeMono" officeooo:rsid="001786f8" officeooo:paragraph-rsid="001debd5"/>
    </style:style>
    <style:style style:name="P12" style:family="paragraph" style:parent-style-name="Standard">
      <style:text-properties style:font-name="FreeMono" officeooo:rsid="00187283" officeooo:paragraph-rsid="00187283"/>
    </style:style>
    <style:style style:name="P13" style:family="paragraph" style:parent-style-name="Standard">
      <style:text-properties style:font-name="FreeMono" officeooo:rsid="00187283" officeooo:paragraph-rsid="0083c791"/>
    </style:style>
    <style:style style:name="P14" style:family="paragraph" style:parent-style-name="Standard">
      <style:text-properties style:font-name="FreeMono" officeooo:rsid="001da52a" officeooo:paragraph-rsid="001da52a"/>
    </style:style>
    <style:style style:name="P15" style:family="paragraph" style:parent-style-name="Standard">
      <style:text-properties style:font-name="FreeMono" officeooo:rsid="001da52a" officeooo:paragraph-rsid="00254575"/>
    </style:style>
    <style:style style:name="P16" style:family="paragraph" style:parent-style-name="Standard">
      <style:text-properties style:font-name="FreeMono" officeooo:rsid="001e4c2f" officeooo:paragraph-rsid="002047fe"/>
    </style:style>
    <style:style style:name="P17" style:family="paragraph" style:parent-style-name="Standard">
      <style:text-properties style:font-name="FreeMono" officeooo:rsid="002047fe" officeooo:paragraph-rsid="002047fe"/>
    </style:style>
    <style:style style:name="P18" style:family="paragraph" style:parent-style-name="Standard">
      <style:text-properties style:font-name="FreeMono" officeooo:rsid="002047fe" officeooo:paragraph-rsid="002457a2"/>
    </style:style>
    <style:style style:name="P19" style:family="paragraph" style:parent-style-name="Standard">
      <style:text-properties style:font-name="FreeMono" officeooo:rsid="00290a2b" officeooo:paragraph-rsid="001da52a"/>
    </style:style>
    <style:style style:name="P20" style:family="paragraph" style:parent-style-name="Standard">
      <style:text-properties style:font-name="FreeMono" officeooo:rsid="00290a2b" officeooo:paragraph-rsid="00290a2b"/>
    </style:style>
    <style:style style:name="P21" style:family="paragraph" style:parent-style-name="Standard">
      <style:text-properties style:font-name="FreeMono" officeooo:rsid="00290a2b" officeooo:paragraph-rsid="00310e33"/>
    </style:style>
    <style:style style:name="P22" style:family="paragraph" style:parent-style-name="Standard">
      <style:text-properties style:font-name="FreeMono" officeooo:rsid="00290a2b" officeooo:paragraph-rsid="00864098"/>
    </style:style>
    <style:style style:name="P23" style:family="paragraph" style:parent-style-name="Standard">
      <style:text-properties style:font-name="FreeMono" officeooo:rsid="00290a2b" officeooo:paragraph-rsid="008675e0"/>
    </style:style>
    <style:style style:name="P24" style:family="paragraph" style:parent-style-name="Standard">
      <style:text-properties style:font-name="FreeMono" fo:font-weight="bold" officeooo:rsid="000c57c6" officeooo:paragraph-rsid="000c57c6" style:font-weight-asian="bold" style:font-weight-complex="bold"/>
    </style:style>
    <style:style style:name="P25" style:family="paragraph" style:parent-style-name="Standard">
      <style:text-properties style:font-name="FreeMono" fo:font-weight="bold" officeooo:rsid="000f3134" officeooo:paragraph-rsid="000f3134" style:font-weight-asian="bold" style:font-weight-complex="bold"/>
    </style:style>
    <style:style style:name="P26" style:family="paragraph" style:parent-style-name="Standard">
      <style:text-properties style:font-name="FreeMono" fo:font-weight="bold" officeooo:rsid="001699fb" officeooo:paragraph-rsid="001699fb" style:font-weight-asian="bold" style:font-weight-complex="bold"/>
    </style:style>
    <style:style style:name="P27" style:family="paragraph" style:parent-style-name="Standard">
      <style:text-properties style:font-name="FreeMono" fo:font-weight="bold" officeooo:rsid="00292ab2" officeooo:paragraph-rsid="00292ab2" style:font-weight-asian="bold" style:font-weight-complex="bold"/>
    </style:style>
    <style:style style:name="P28" style:family="paragraph" style:parent-style-name="Standard">
      <style:text-properties style:font-name="FreeMono" fo:font-weight="bold" officeooo:rsid="002cf7d3" officeooo:paragraph-rsid="002cf7d3" style:font-weight-asian="bold" style:font-weight-complex="bold"/>
    </style:style>
    <style:style style:name="P29" style:family="paragraph" style:parent-style-name="Standard">
      <style:text-properties style:font-name="FreeMono" fo:font-weight="bold" officeooo:rsid="00522fc5" officeooo:paragraph-rsid="00522fc5" style:font-weight-asian="bold" style:font-weight-complex="bold"/>
    </style:style>
    <style:style style:name="P30" style:family="paragraph" style:parent-style-name="Standard">
      <style:text-properties style:font-name="FreeMono" fo:font-weight="bold" officeooo:rsid="006cee85" officeooo:paragraph-rsid="006cee85" style:font-weight-asian="bold" style:font-weight-complex="bold"/>
    </style:style>
    <style:style style:name="P31" style:family="paragraph" style:parent-style-name="Standard">
      <style:text-properties style:font-name="FreeMono" fo:font-weight="bold" officeooo:rsid="0073471a" officeooo:paragraph-rsid="006cee85" style:font-weight-asian="bold" style:font-weight-complex="bold"/>
    </style:style>
    <style:style style:name="P32" style:family="paragraph" style:parent-style-name="Standard">
      <style:text-properties style:font-name="FreeMono" officeooo:rsid="00310e33" officeooo:paragraph-rsid="00310e33"/>
    </style:style>
    <style:style style:name="P33" style:family="paragraph" style:parent-style-name="Standard">
      <style:text-properties style:font-name="FreeMono" officeooo:rsid="0041791a" officeooo:paragraph-rsid="0041791a"/>
    </style:style>
    <style:style style:name="P34" style:family="paragraph" style:parent-style-name="Standard">
      <style:text-properties style:font-name="FreeMono" officeooo:rsid="0041791a" officeooo:paragraph-rsid="0042615b"/>
    </style:style>
    <style:style style:name="P35" style:family="paragraph" style:parent-style-name="Standard">
      <style:text-properties style:font-name="FreeMono" officeooo:rsid="0041791a" officeooo:paragraph-rsid="004a99aa"/>
    </style:style>
    <style:style style:name="P36" style:family="paragraph" style:parent-style-name="Standard">
      <style:text-properties style:font-name="FreeMono" officeooo:rsid="0041791a" officeooo:paragraph-rsid="00e97c42"/>
    </style:style>
    <style:style style:name="P37" style:family="paragraph" style:parent-style-name="Standard">
      <style:text-properties style:font-name="FreeMono" officeooo:rsid="004cbf22" officeooo:paragraph-rsid="004cbf22"/>
    </style:style>
    <style:style style:name="P38" style:family="paragraph" style:parent-style-name="Standard">
      <style:text-properties style:font-name="FreeMono" officeooo:rsid="004db953" officeooo:paragraph-rsid="004db953"/>
    </style:style>
    <style:style style:name="P39" style:family="paragraph" style:parent-style-name="Standard">
      <style:text-properties style:font-name="FreeMono" officeooo:rsid="004e163f" officeooo:paragraph-rsid="004e163f"/>
    </style:style>
    <style:style style:name="P40" style:family="paragraph" style:parent-style-name="Standard">
      <style:text-properties style:font-name="FreeMono" officeooo:rsid="004e163f" officeooo:paragraph-rsid="0054780c"/>
    </style:style>
    <style:style style:name="P41" style:family="paragraph" style:parent-style-name="Standard">
      <style:text-properties style:font-name="FreeMono" officeooo:rsid="0052a839" officeooo:paragraph-rsid="0052a839"/>
    </style:style>
    <style:style style:name="P42" style:family="paragraph" style:parent-style-name="Standard">
      <style:text-properties style:font-name="FreeMono" officeooo:rsid="005a4771" officeooo:paragraph-rsid="005a4771"/>
    </style:style>
    <style:style style:name="P43" style:family="paragraph" style:parent-style-name="Standard">
      <style:text-properties style:font-name="FreeMono" officeooo:rsid="005a4771" officeooo:paragraph-rsid="0054780c"/>
    </style:style>
    <style:style style:name="P44" style:family="paragraph" style:parent-style-name="Standard">
      <style:text-properties style:font-name="FreeMono" officeooo:rsid="005bc241" officeooo:paragraph-rsid="005bc241"/>
    </style:style>
    <style:style style:name="P45" style:family="paragraph" style:parent-style-name="Standard">
      <style:text-properties style:font-name="FreeMono" officeooo:rsid="005bc241" officeooo:paragraph-rsid="005deeb3"/>
    </style:style>
    <style:style style:name="P46" style:family="paragraph" style:parent-style-name="Standard">
      <style:text-properties style:font-name="FreeMono" fo:font-style="normal" officeooo:rsid="03d6eedc" officeooo:paragraph-rsid="0070de98" style:font-style-asian="normal" style:font-style-complex="normal"/>
    </style:style>
    <style:style style:name="P47" style:family="paragraph" style:parent-style-name="Standard">
      <style:text-properties style:font-name="FreeMono" fo:font-style="normal" officeooo:rsid="00685d83" officeooo:paragraph-rsid="00750505" style:font-style-asian="normal" style:font-style-complex="normal"/>
    </style:style>
    <style:style style:name="P48" style:family="paragraph" style:parent-style-name="Standard">
      <style:text-properties style:font-name="FreeMono" fo:font-style="normal" officeooo:rsid="003ea406" officeooo:paragraph-rsid="006cee85" style:font-style-asian="normal" style:font-style-complex="normal"/>
    </style:style>
    <style:style style:name="P49" style:family="paragraph" style:parent-style-name="Standard">
      <style:text-properties style:font-name="FreeMono" fo:font-style="normal" officeooo:rsid="041bbe7a" officeooo:paragraph-rsid="006e8295" style:font-style-asian="normal" style:font-style-complex="normal"/>
    </style:style>
    <style:style style:name="P50" style:family="paragraph" style:parent-style-name="Standard">
      <style:text-properties style:font-name="FreeMono" fo:font-style="normal" officeooo:rsid="043c0a49" officeooo:paragraph-rsid="006e8295" style:font-style-asian="normal" style:font-style-complex="normal"/>
    </style:style>
    <style:style style:name="P51" style:family="paragraph" style:parent-style-name="Standard">
      <style:text-properties style:font-name="FreeMono" fo:font-style="normal" officeooo:rsid="043c0a49" officeooo:paragraph-rsid="0075d908" style:font-style-asian="normal" style:font-style-complex="normal"/>
    </style:style>
    <style:style style:name="P52" style:family="paragraph" style:parent-style-name="Standard">
      <style:text-properties style:font-name="FreeMono" fo:font-style="normal" officeooo:rsid="043e8aa8" officeooo:paragraph-rsid="006e8295" style:font-style-asian="normal" style:font-style-complex="normal"/>
    </style:style>
    <style:style style:name="P53" style:family="paragraph" style:parent-style-name="Standard">
      <style:text-properties style:font-name="FreeMono" fo:font-style="normal" officeooo:rsid="0047a48f" officeooo:paragraph-rsid="006e8295" style:font-style-asian="normal" style:font-style-complex="normal"/>
    </style:style>
    <style:style style:name="P54" style:family="paragraph" style:parent-style-name="Standard">
      <style:text-properties style:font-name="FreeMono" fo:font-style="normal" officeooo:rsid="00d02654" officeooo:paragraph-rsid="00d02654" style:font-style-asian="normal" style:font-style-complex="normal"/>
    </style:style>
    <style:style style:name="P55" style:family="paragraph" style:parent-style-name="Standard">
      <style:text-properties style:font-name="FreeMono" officeooo:rsid="005deeb3" officeooo:paragraph-rsid="005deeb3"/>
    </style:style>
    <style:style style:name="P56" style:family="paragraph" style:parent-style-name="Standard">
      <style:text-properties style:font-name="FreeMono" officeooo:rsid="005ea8b9" officeooo:paragraph-rsid="005ea8b9"/>
    </style:style>
    <style:style style:name="P57" style:family="paragraph" style:parent-style-name="Standard">
      <style:text-properties style:font-name="FreeMono" officeooo:rsid="005ea8b9" officeooo:paragraph-rsid="005deeb3"/>
    </style:style>
    <style:style style:name="P58" style:family="paragraph" style:parent-style-name="Standard">
      <style:text-properties style:font-name="FreeMono" officeooo:rsid="00627344" officeooo:paragraph-rsid="00627344"/>
    </style:style>
    <style:style style:name="P59" style:family="paragraph" style:parent-style-name="Standard">
      <style:text-properties style:font-name="FreeMono" officeooo:rsid="00627344" officeooo:paragraph-rsid="0064dda6"/>
    </style:style>
    <style:style style:name="P60" style:family="paragraph" style:parent-style-name="Standard">
      <style:text-properties style:font-name="FreeMono" officeooo:rsid="00627344" officeooo:paragraph-rsid="0070de98"/>
    </style:style>
    <style:style style:name="P61" style:family="paragraph" style:parent-style-name="Standard">
      <style:text-properties style:font-name="FreeMono" officeooo:rsid="006674dc" officeooo:paragraph-rsid="006674dc"/>
    </style:style>
    <style:style style:name="P62" style:family="paragraph" style:parent-style-name="Standard">
      <style:text-properties style:font-name="FreeMono" officeooo:rsid="00685d83" officeooo:paragraph-rsid="00685d83"/>
    </style:style>
    <style:style style:name="P63" style:family="paragraph" style:parent-style-name="Standard">
      <style:text-properties style:font-name="FreeMono" officeooo:rsid="00685d83" officeooo:paragraph-rsid="006cee85"/>
    </style:style>
    <style:style style:name="P64" style:family="paragraph" style:parent-style-name="Standard">
      <style:text-properties style:font-name="FreeMono" officeooo:rsid="00685d83" officeooo:paragraph-rsid="0073471a"/>
    </style:style>
    <style:style style:name="P65" style:family="paragraph" style:parent-style-name="Standard">
      <style:text-properties style:font-name="FreeMono" officeooo:rsid="006af1e9" officeooo:paragraph-rsid="006af1e9"/>
    </style:style>
    <style:style style:name="P66" style:family="paragraph" style:parent-style-name="Standard">
      <style:text-properties style:font-name="FreeMono" officeooo:rsid="00718537" officeooo:paragraph-rsid="00718537"/>
    </style:style>
    <style:style style:name="P67" style:family="paragraph" style:parent-style-name="Standard">
      <style:text-properties style:font-name="FreeMono" fo:font-weight="normal" officeooo:rsid="0075d908" officeooo:paragraph-rsid="0075d908" style:font-weight-asian="normal" style:font-weight-complex="normal"/>
    </style:style>
    <style:style style:name="P68" style:family="paragraph" style:parent-style-name="Standard">
      <style:text-properties style:font-name="FreeMono" fo:font-weight="normal" officeooo:rsid="0075d908" officeooo:paragraph-rsid="0093b700" style:font-weight-asian="normal" style:font-weight-complex="normal"/>
    </style:style>
    <style:style style:name="P69" style:family="paragraph" style:parent-style-name="Standard">
      <style:text-properties style:font-name="FreeMono" fo:font-weight="normal" officeooo:rsid="0078eb0c" officeooo:paragraph-rsid="00784bc0" style:font-weight-asian="normal" style:font-weight-complex="normal"/>
    </style:style>
    <style:style style:name="P70" style:family="paragraph" style:parent-style-name="Standard">
      <style:text-properties style:font-name="FreeMono" fo:font-weight="normal" officeooo:rsid="0078eb0c" officeooo:paragraph-rsid="00b25962" style:font-weight-asian="normal" style:font-weight-complex="normal"/>
    </style:style>
    <style:style style:name="P71" style:family="paragraph" style:parent-style-name="Standard">
      <style:text-properties style:font-name="FreeMono" fo:font-weight="normal" officeooo:rsid="0093da40" officeooo:paragraph-rsid="0093da40" style:font-weight-asian="normal" style:font-weight-complex="normal"/>
    </style:style>
    <style:style style:name="P72" style:family="paragraph" style:parent-style-name="Standard">
      <style:text-properties style:font-name="FreeMono" fo:font-weight="normal" officeooo:rsid="0093da40" officeooo:paragraph-rsid="00c02184" style:font-weight-asian="normal" style:font-weight-complex="normal"/>
    </style:style>
    <style:style style:name="P73" style:family="paragraph" style:parent-style-name="Standard">
      <style:text-properties style:font-name="FreeMono" fo:font-weight="normal" officeooo:rsid="009409cb" officeooo:paragraph-rsid="009409cb" style:font-weight-asian="normal" style:font-weight-complex="normal"/>
    </style:style>
    <style:style style:name="P74" style:family="paragraph" style:parent-style-name="Standard">
      <style:text-properties style:font-name="FreeMono" fo:font-weight="normal" officeooo:rsid="009409cb" officeooo:paragraph-rsid="00a9be46" style:font-weight-asian="normal" style:font-weight-complex="normal"/>
    </style:style>
    <style:style style:name="P75" style:family="paragraph" style:parent-style-name="Standard">
      <style:text-properties style:font-name="FreeMono" fo:font-weight="normal" officeooo:rsid="009409cb" officeooo:paragraph-rsid="00e0fb54" style:font-weight-asian="normal" style:font-weight-complex="normal"/>
    </style:style>
    <style:style style:name="P76" style:family="paragraph" style:parent-style-name="Standard">
      <style:text-properties style:font-name="FreeMono" fo:font-weight="normal" officeooo:rsid="00a9be46" officeooo:paragraph-rsid="00cd0525" style:font-weight-asian="normal" style:font-weight-complex="normal"/>
    </style:style>
    <style:style style:name="P77" style:family="paragraph" style:parent-style-name="Standard">
      <style:text-properties style:font-name="FreeMono" fo:font-weight="normal" officeooo:rsid="0093b700" officeooo:paragraph-rsid="0093b700" style:font-weight-asian="normal" style:font-weight-complex="normal"/>
    </style:style>
    <style:style style:name="P78" style:family="paragraph" style:parent-style-name="Standard">
      <style:text-properties style:font-name="FreeMono" fo:font-weight="normal" officeooo:rsid="00bce939" officeooo:paragraph-rsid="00c02184" style:font-weight-asian="normal" style:font-weight-complex="normal"/>
    </style:style>
    <style:style style:name="P79" style:family="paragraph" style:parent-style-name="Standard">
      <style:text-properties style:font-name="FreeMono" fo:font-weight="normal" officeooo:rsid="00cd0525" officeooo:paragraph-rsid="00cd4629" style:font-weight-asian="normal" style:font-weight-complex="normal"/>
    </style:style>
    <style:style style:name="P80" style:family="paragraph" style:parent-style-name="Standard">
      <style:text-properties style:font-name="FreeMono" fo:font-weight="normal" officeooo:rsid="00d915bc" officeooo:paragraph-rsid="00daa672" style:font-weight-asian="normal" style:font-weight-complex="normal"/>
    </style:style>
    <style:style style:name="P81" style:family="paragraph" style:parent-style-name="Standard">
      <style:text-properties style:font-name="FreeMono" fo:font-weight="normal" officeooo:rsid="00dea958" officeooo:paragraph-rsid="00dea958" style:font-weight-asian="normal" style:font-weight-complex="normal"/>
    </style:style>
    <style:style style:name="P82" style:family="paragraph" style:parent-style-name="Standard">
      <style:text-properties style:font-name="FreeMono" fo:font-weight="normal" officeooo:rsid="00e2f6f9" officeooo:paragraph-rsid="00e2f6f9" style:font-weight-asian="normal" style:font-weight-complex="normal"/>
    </style:style>
    <style:style style:name="P83" style:family="paragraph" style:parent-style-name="Standard">
      <style:text-properties style:font-name="FreeMono" officeooo:rsid="007d59d9" officeooo:paragraph-rsid="007d59d9"/>
    </style:style>
    <style:style style:name="P84" style:family="paragraph" style:parent-style-name="Standard">
      <style:text-properties style:font-name="FreeMono" officeooo:rsid="007dd2b5" officeooo:paragraph-rsid="007dd2b5"/>
    </style:style>
    <style:style style:name="P85" style:family="paragraph" style:parent-style-name="Standard">
      <style:text-properties style:font-name="FreeMono" officeooo:rsid="0012e1c5" officeooo:paragraph-rsid="001699fb"/>
    </style:style>
    <style:style style:name="P86" style:family="paragraph" style:parent-style-name="Standard">
      <style:text-properties style:font-name="FreeMono" officeooo:rsid="0014c327" officeooo:paragraph-rsid="007eab6f"/>
    </style:style>
    <style:style style:name="P87" style:family="paragraph" style:parent-style-name="Standard">
      <style:text-properties style:font-name="FreeMono" officeooo:rsid="0048ff15" officeooo:paragraph-rsid="006e8295"/>
    </style:style>
    <style:style style:name="P88" style:family="paragraph" style:parent-style-name="Standard">
      <style:text-properties style:font-name="FreeMono" officeooo:rsid="00d02654" officeooo:paragraph-rsid="00d02654"/>
    </style:style>
    <style:style style:name="P89" style:family="paragraph" style:parent-style-name="Standard">
      <style:text-properties style:font-name="FreeMono" officeooo:rsid="00978d3d" officeooo:paragraph-rsid="00d02654"/>
    </style:style>
    <style:style style:name="P90" style:family="paragraph" style:parent-style-name="Standard">
      <style:text-properties style:font-name="FreeMono" officeooo:rsid="00ef1fbd" officeooo:paragraph-rsid="00ef1fbd"/>
    </style:style>
    <style:style style:name="P91" style:family="paragraph" style:parent-style-name="Standard">
      <style:text-properties style:font-name="FreeMono" fo:font-weight="normal" officeooo:rsid="00dea958" officeooo:paragraph-rsid="00e0fb54" style:font-weight-asian="normal" style:font-weight-complex="normal"/>
    </style:style>
    <style:style style:name="P92" style:family="paragraph" style:parent-style-name="Standard">
      <style:text-properties style:font-name="FreeMono" fo:font-weight="normal" officeooo:rsid="00e2f6f9" officeooo:paragraph-rsid="00e2f6f9" style:font-weight-asian="normal" style:font-weight-complex="normal"/>
    </style:style>
    <style:style style:name="P93" style:family="paragraph" style:parent-style-name="Standard">
      <style:text-properties style:font-name="FreeMono" fo:font-weight="normal" officeooo:rsid="00fc344e" officeooo:paragraph-rsid="00fc344e" style:font-weight-asian="normal" style:font-weight-complex="normal"/>
    </style:style>
    <style:style style:name="P94" style:family="paragraph" style:parent-style-name="Standard">
      <style:text-properties style:font-name="FreeMono" fo:font-weight="normal" officeooo:rsid="00ff0335" officeooo:paragraph-rsid="01011bb1" style:font-weight-asian="normal" style:font-weight-complex="normal"/>
    </style:style>
    <style:style style:name="P95" style:family="paragraph" style:parent-style-name="Standard">
      <style:text-properties style:font-name="FreeMono" fo:font-weight="normal" officeooo:rsid="00a343ec" officeooo:paragraph-rsid="01011bb1" style:font-weight-asian="normal" style:font-weight-complex="normal"/>
    </style:style>
    <style:style style:name="P96" style:family="paragraph" style:parent-style-name="Standard">
      <style:text-properties style:font-name="FreeMono" fo:font-weight="normal" officeooo:rsid="00a2713a" officeooo:paragraph-rsid="01011bb1" style:font-weight-asian="normal" style:font-weight-complex="normal"/>
    </style:style>
    <style:style style:name="P97" style:family="paragraph" style:parent-style-name="Standard">
      <style:text-properties style:font-name="FreeMono" fo:font-weight="normal" officeooo:rsid="00e4a1bc" officeooo:paragraph-rsid="00e4a1bc" style:font-weight-asian="normal" style:font-weight-complex="normal"/>
    </style:style>
    <style:style style:name="P98" style:family="paragraph" style:parent-style-name="Standard">
      <style:text-properties style:font-name="FreeMono" fo:font-weight="normal" officeooo:rsid="0104e421" officeooo:paragraph-rsid="0104d150" style:font-weight-asian="normal" style:font-weight-complex="normal"/>
    </style:style>
    <style:style style:name="P99" style:family="paragraph" style:parent-style-name="Standard">
      <style:text-properties style:font-name="FreeMono" fo:font-weight="normal" officeooo:rsid="0104f134" officeooo:paragraph-rsid="0104f134" style:font-weight-asian="normal" style:font-weight-complex="normal"/>
    </style:style>
    <style:style style:name="P100" style:family="paragraph" style:parent-style-name="Standard">
      <style:text-properties style:font-name="FreeMono" fo:font-weight="normal" officeooo:rsid="00cea742" officeooo:paragraph-rsid="00cea742" style:font-weight-asian="normal" style:font-weight-complex="normal"/>
    </style:style>
    <style:style style:name="P101" style:family="paragraph" style:parent-style-name="Standard">
      <style:text-properties style:font-name="FreeMono" fo:font-weight="normal" officeooo:rsid="011059a0" officeooo:paragraph-rsid="011059a0" style:font-weight-asian="normal" style:font-weight-complex="normal"/>
    </style:style>
    <style:style style:name="P102" style:family="paragraph" style:parent-style-name="Standard">
      <style:text-properties style:font-name="FreeMono" fo:font-weight="normal" officeooo:rsid="011059a0" officeooo:paragraph-rsid="01109bb9" style:font-weight-asian="normal" style:font-weight-complex="normal"/>
    </style:style>
    <style:style style:name="P103" style:family="paragraph" style:parent-style-name="Standard">
      <style:text-properties style:font-name="FreeMono" fo:font-weight="normal" officeooo:rsid="011059a0" officeooo:paragraph-rsid="01187e81" style:font-weight-asian="normal" style:font-weight-complex="normal"/>
    </style:style>
    <style:style style:name="P104" style:family="paragraph" style:parent-style-name="Standard">
      <style:text-properties style:font-name="FreeMono" fo:font-weight="normal" officeooo:rsid="00a9be46" officeooo:paragraph-rsid="011059a0" style:font-weight-asian="normal" style:font-weight-complex="normal"/>
    </style:style>
    <style:style style:name="P105" style:family="paragraph" style:parent-style-name="Standard">
      <style:text-properties style:font-name="FreeMono" fo:font-weight="normal" officeooo:rsid="01109bb9" officeooo:paragraph-rsid="01140254" style:font-weight-asian="normal" style:font-weight-complex="normal"/>
    </style:style>
    <style:style style:name="P106" style:family="paragraph" style:parent-style-name="Standard">
      <style:text-properties style:font-name="FreeMono" fo:font-weight="normal" officeooo:rsid="01156ce1" officeooo:paragraph-rsid="01156ce1" style:font-weight-asian="normal" style:font-weight-complex="normal"/>
    </style:style>
    <style:style style:name="P107" style:family="paragraph" style:parent-style-name="Standard">
      <style:text-properties style:font-name="FreeMono" fo:font-weight="normal" officeooo:rsid="01177d4b" officeooo:paragraph-rsid="01177d4b" style:font-weight-asian="normal" style:font-weight-complex="normal"/>
    </style:style>
    <style:style style:name="P108" style:family="paragraph" style:parent-style-name="Standard">
      <style:text-properties style:font-name="FreeMono" fo:font-weight="normal" officeooo:rsid="0119a847" officeooo:paragraph-rsid="0119a847" style:font-weight-asian="normal" style:font-weight-complex="normal"/>
    </style:style>
    <style:style style:name="P109" style:family="paragraph" style:parent-style-name="Standard">
      <style:text-properties style:font-name="FreeMono" fo:font-weight="normal" officeooo:rsid="011a9e61" officeooo:paragraph-rsid="011a9e61" style:font-weight-asian="normal" style:font-weight-complex="normal"/>
    </style:style>
    <style:style style:name="P110" style:family="paragraph" style:parent-style-name="Standard">
      <style:text-properties style:font-name="FreeMono" fo:font-weight="normal" officeooo:rsid="011bc7c7" officeooo:paragraph-rsid="011bc7c7" style:font-weight-asian="normal" style:font-weight-complex="normal"/>
    </style:style>
    <style:style style:name="P111" style:family="paragraph" style:parent-style-name="Standard">
      <style:text-properties style:font-name="FreeMono" fo:font-weight="normal" officeooo:rsid="012c67ec" officeooo:paragraph-rsid="012c67ec" style:font-weight-asian="normal" style:font-weight-complex="normal"/>
    </style:style>
    <style:style style:name="P112" style:family="paragraph" style:parent-style-name="Standard">
      <style:text-properties style:font-name="FreeMono" fo:font-weight="normal" officeooo:rsid="012dc4fa" officeooo:paragraph-rsid="012dc4fa" style:font-weight-asian="normal" style:font-weight-complex="normal"/>
    </style:style>
    <style:style style:name="P113" style:family="paragraph" style:parent-style-name="Standard">
      <style:text-properties style:font-name="FreeMono" fo:font-weight="normal" officeooo:rsid="013abbb7" officeooo:paragraph-rsid="013abbb7" style:font-weight-asian="normal" style:font-weight-complex="normal"/>
    </style:style>
    <style:style style:name="P114" style:family="paragraph" style:parent-style-name="Standard">
      <style:text-properties style:font-name="FreeMono" fo:font-weight="normal" officeooo:rsid="013be483" officeooo:paragraph-rsid="013be483" style:font-weight-asian="normal" style:font-weight-complex="normal"/>
    </style:style>
    <style:style style:name="P115" style:family="paragraph" style:parent-style-name="Standard">
      <style:text-properties style:font-name="FreeMono" fo:font-weight="normal" officeooo:rsid="01454f79" officeooo:paragraph-rsid="01454f79" style:font-weight-asian="normal" style:font-weight-complex="normal"/>
    </style:style>
    <style:style style:name="P116" style:family="paragraph" style:parent-style-name="Standard">
      <style:text-properties style:font-name="FreeMono" fo:font-weight="normal" officeooo:rsid="0146e72d" officeooo:paragraph-rsid="0146e72d" style:font-weight-asian="normal" style:font-weight-complex="normal"/>
    </style:style>
    <style:style style:name="P117" style:family="paragraph" style:parent-style-name="Standard">
      <style:text-properties style:font-name="FreeMono" fo:font-weight="normal" officeooo:rsid="0148cec8" officeooo:paragraph-rsid="015a847a" style:font-weight-asian="normal" style:font-weight-complex="normal"/>
    </style:style>
    <style:style style:name="P118" style:family="paragraph" style:parent-style-name="Standard">
      <style:text-properties style:font-name="FreeMono" fo:font-weight="normal" officeooo:rsid="0078eb0c" officeooo:paragraph-rsid="00b25962" style:font-weight-asian="normal" style:font-weight-complex="normal"/>
    </style:style>
    <style:style style:name="P119" style:family="paragraph" style:parent-style-name="Standard">
      <style:text-properties style:font-name="FreeMono" fo:font-weight="normal" officeooo:rsid="0078eb0c" officeooo:paragraph-rsid="0148cec8" style:font-weight-asian="normal" style:font-weight-complex="normal"/>
    </style:style>
    <style:style style:name="P120" style:family="paragraph" style:parent-style-name="Standard">
      <style:text-properties style:font-name="FreeMono" fo:font-weight="normal" officeooo:rsid="0078eb0c" officeooo:paragraph-rsid="01688c74" style:font-weight-asian="normal" style:font-weight-complex="normal"/>
    </style:style>
    <style:style style:name="P121" style:family="paragraph" style:parent-style-name="Standard">
      <style:text-properties style:font-name="FreeMono" fo:font-weight="normal" officeooo:rsid="0078eb0c" officeooo:paragraph-rsid="014975be" style:font-weight-asian="normal" style:font-weight-complex="normal"/>
    </style:style>
    <style:style style:name="P122" style:family="paragraph" style:parent-style-name="Standard">
      <style:text-properties style:font-name="FreeMono" fo:font-weight="normal" officeooo:rsid="0078eb0c" officeooo:paragraph-rsid="017dd817" style:font-weight-asian="normal" style:font-weight-complex="normal"/>
    </style:style>
    <style:style style:name="P123" style:family="paragraph" style:parent-style-name="Standard">
      <style:text-properties style:font-name="FreeMono" fo:font-weight="normal" officeooo:rsid="00784bc0" officeooo:paragraph-rsid="01688c74" style:font-weight-asian="normal" style:font-weight-complex="normal"/>
    </style:style>
    <style:style style:name="P124" style:family="paragraph" style:parent-style-name="Standard">
      <style:text-properties style:font-name="FreeMono" fo:font-weight="normal" officeooo:rsid="014b552e" officeooo:paragraph-rsid="014d5334" style:font-weight-asian="normal" style:font-weight-complex="normal"/>
    </style:style>
    <style:style style:name="P125" style:family="paragraph" style:parent-style-name="Standard">
      <style:text-properties style:font-name="FreeMono" fo:font-weight="normal" officeooo:rsid="014f693c" officeooo:paragraph-rsid="014f693c" style:font-weight-asian="normal" style:font-weight-complex="normal"/>
    </style:style>
    <style:style style:name="P126" style:family="paragraph" style:parent-style-name="Standard">
      <style:text-properties style:font-name="FreeMono" fo:font-weight="normal" officeooo:rsid="0157e8c7" officeooo:paragraph-rsid="0157e8c7" style:font-weight-asian="normal" style:font-weight-complex="normal"/>
    </style:style>
    <style:style style:name="P127" style:family="paragraph" style:parent-style-name="Standard">
      <style:text-properties style:font-name="FreeMono" fo:font-weight="normal" officeooo:rsid="0158d5f1" officeooo:paragraph-rsid="0158d5f1" style:font-weight-asian="normal" style:font-weight-complex="normal"/>
    </style:style>
    <style:style style:name="P128" style:family="paragraph" style:parent-style-name="Standard">
      <style:text-properties style:font-name="FreeMono" fo:font-weight="normal" officeooo:rsid="015a847a" officeooo:paragraph-rsid="015a847a" style:font-weight-asian="normal" style:font-weight-complex="normal"/>
    </style:style>
    <style:style style:name="P129" style:family="paragraph" style:parent-style-name="Standard">
      <style:text-properties style:font-name="FreeMono" fo:font-weight="normal" officeooo:rsid="015b9841" officeooo:paragraph-rsid="015b9841" style:font-weight-asian="normal" style:font-weight-complex="normal"/>
    </style:style>
    <style:style style:name="P130" style:family="paragraph" style:parent-style-name="Standard">
      <style:text-properties style:font-name="FreeMono" fo:font-weight="normal" officeooo:rsid="015b9841" officeooo:paragraph-rsid="01678760" style:font-weight-asian="normal" style:font-weight-complex="normal"/>
    </style:style>
    <style:style style:name="P131" style:family="paragraph" style:parent-style-name="Standard">
      <style:text-properties style:font-name="FreeMono" fo:font-weight="normal" officeooo:rsid="015b9841" officeooo:paragraph-rsid="01688c74" style:font-weight-asian="normal" style:font-weight-complex="normal"/>
    </style:style>
    <style:style style:name="P132" style:family="paragraph" style:parent-style-name="Standard">
      <style:text-properties style:font-name="FreeMono" fo:font-weight="normal" officeooo:rsid="01688c74" officeooo:paragraph-rsid="01688c74" style:font-weight-asian="normal" style:font-weight-complex="normal"/>
    </style:style>
    <style:style style:name="P133" style:family="paragraph" style:parent-style-name="Standard">
      <style:text-properties style:font-name="FreeMono" fo:font-weight="normal" officeooo:rsid="016a7035" officeooo:paragraph-rsid="016a7035" style:font-weight-asian="normal" style:font-weight-complex="normal"/>
    </style:style>
    <style:style style:name="P134" style:family="paragraph" style:parent-style-name="Standard">
      <style:text-properties style:font-name="FreeMono" fo:font-weight="normal" officeooo:rsid="016e002f" officeooo:paragraph-rsid="016e002f" style:font-weight-asian="normal" style:font-weight-complex="normal"/>
    </style:style>
    <style:style style:name="P135" style:family="paragraph" style:parent-style-name="Standard">
      <style:text-properties style:font-name="FreeMono" fo:font-weight="normal" officeooo:rsid="0171ec06" officeooo:paragraph-rsid="0171ec06" style:font-weight-asian="normal" style:font-weight-complex="normal"/>
    </style:style>
    <style:style style:name="P136" style:family="paragraph" style:parent-style-name="Standard">
      <style:text-properties style:font-name="FreeMono" fo:font-weight="normal" officeooo:rsid="01755ece" officeooo:paragraph-rsid="01755ece" style:font-weight-asian="normal" style:font-weight-complex="normal"/>
    </style:style>
    <style:style style:name="P137" style:family="paragraph" style:parent-style-name="Standard">
      <style:text-properties style:font-name="FreeMono" fo:font-weight="normal" officeooo:rsid="017677a2" officeooo:paragraph-rsid="017677a2" style:font-weight-asian="normal" style:font-weight-complex="normal"/>
    </style:style>
    <style:style style:name="P138" style:family="paragraph" style:parent-style-name="Standard">
      <style:text-properties style:font-name="FreeMono" fo:font-weight="normal" officeooo:rsid="017677a2" officeooo:paragraph-rsid="017a5bd6" style:font-weight-asian="normal" style:font-weight-complex="normal"/>
    </style:style>
    <style:style style:name="P139" style:family="paragraph" style:parent-style-name="Standard">
      <style:text-properties style:font-name="FreeMono" fo:font-weight="normal" officeooo:rsid="017fcfd2" officeooo:paragraph-rsid="017fcfd2" style:font-weight-asian="normal" style:font-weight-complex="normal"/>
    </style:style>
    <style:style style:name="P140" style:family="paragraph" style:parent-style-name="Standard">
      <style:text-properties style:font-name="FreeMono" fo:font-weight="normal" officeooo:rsid="018402fa" officeooo:paragraph-rsid="018a9383" style:font-weight-asian="normal" style:font-weight-complex="normal"/>
    </style:style>
    <style:style style:name="P141" style:family="paragraph" style:parent-style-name="Standard">
      <style:text-properties style:font-name="FreeMono" fo:font-weight="normal" officeooo:rsid="018402fa" officeooo:paragraph-rsid="0190e08f" style:font-weight-asian="normal" style:font-weight-complex="normal"/>
    </style:style>
    <style:style style:name="P142" style:family="paragraph" style:parent-style-name="Standard">
      <style:text-properties style:font-name="FreeMono" fo:font-weight="normal" officeooo:rsid="018402fa" officeooo:paragraph-rsid="0192d741" style:font-weight-asian="normal" style:font-weight-complex="normal"/>
    </style:style>
    <style:style style:name="P143" style:family="paragraph" style:parent-style-name="Standard">
      <style:text-properties style:font-name="FreeMono" fo:font-weight="normal" officeooo:rsid="0198188b" officeooo:paragraph-rsid="0198188b" style:font-weight-asian="normal" style:font-weight-complex="normal"/>
    </style:style>
    <style:style style:name="P144" style:family="paragraph" style:parent-style-name="Standard">
      <style:text-properties style:font-name="FreeMono" fo:font-weight="normal" officeooo:rsid="01a0d321" officeooo:paragraph-rsid="01a0d321" style:font-weight-asian="normal" style:font-weight-complex="normal"/>
    </style:style>
    <style:style style:name="P145" style:family="paragraph" style:parent-style-name="Standard">
      <style:text-properties style:font-name="FreeMono" fo:font-weight="normal" officeooo:rsid="01b348b0" officeooo:paragraph-rsid="01b348b0" style:font-weight-asian="normal" style:font-weight-complex="normal"/>
    </style:style>
    <style:style style:name="P146" style:family="paragraph" style:parent-style-name="Standard">
      <style:text-properties style:font-name="FreeMono" fo:font-weight="normal" officeooo:rsid="01b35ef0" officeooo:paragraph-rsid="01b5f83f" style:font-weight-asian="normal" style:font-weight-complex="normal"/>
    </style:style>
    <style:style style:name="P147" style:family="paragraph" style:parent-style-name="Standard">
      <style:text-properties style:font-name="FreeMono" fo:font-weight="normal" officeooo:rsid="01b71f82" officeooo:paragraph-rsid="01b71f82" style:font-weight-asian="normal" style:font-weight-complex="normal"/>
    </style:style>
    <style:style style:name="P148" style:family="paragraph" style:parent-style-name="Standard">
      <style:text-properties style:font-name="FreeMono" fo:font-weight="normal" officeooo:rsid="01bc0c5e" officeooo:paragraph-rsid="01c0ae9c" style:font-weight-asian="normal" style:font-weight-complex="normal"/>
    </style:style>
    <style:style style:name="P149" style:family="paragraph" style:parent-style-name="Standard">
      <style:text-properties style:font-name="FreeMono" fo:font-weight="normal" officeooo:rsid="01c0ae9c" officeooo:paragraph-rsid="01c0ae9c" style:font-weight-asian="normal" style:font-weight-complex="normal"/>
    </style:style>
    <style:style style:name="P150" style:family="paragraph" style:parent-style-name="Standard">
      <style:text-properties style:font-name="FreeMono" fo:font-weight="normal" officeooo:rsid="01c2f03a" officeooo:paragraph-rsid="01c45c20" style:font-weight-asian="normal" style:font-weight-complex="normal"/>
    </style:style>
    <style:style style:name="P151" style:family="paragraph" style:parent-style-name="Standard">
      <style:text-properties style:font-name="FreeMono" fo:font-weight="normal" officeooo:rsid="01c59793" officeooo:paragraph-rsid="01c59793" style:font-weight-asian="normal" style:font-weight-complex="normal"/>
    </style:style>
    <style:style style:name="P152" style:family="paragraph" style:parent-style-name="Standard">
      <style:text-properties style:font-name="FreeMono" fo:font-weight="normal" officeooo:rsid="01c5d008" officeooo:paragraph-rsid="01c95328" style:font-weight-asian="normal" style:font-weight-complex="normal"/>
    </style:style>
    <style:style style:name="P153" style:family="paragraph" style:parent-style-name="Standard">
      <style:text-properties style:font-name="FreeMono" fo:font-weight="normal" officeooo:rsid="01c88dcd" officeooo:paragraph-rsid="01da986b" style:font-weight-asian="normal" style:font-weight-complex="normal"/>
    </style:style>
    <style:style style:name="P154" style:family="paragraph" style:parent-style-name="Standard">
      <style:text-properties style:font-name="FreeMono" fo:font-weight="normal" officeooo:rsid="01c95328" officeooo:paragraph-rsid="01c95328" style:font-weight-asian="normal" style:font-weight-complex="normal"/>
    </style:style>
    <style:style style:name="P155" style:family="paragraph" style:parent-style-name="Standard">
      <style:text-properties style:font-name="FreeMono" fo:font-weight="normal" officeooo:rsid="01cd5e64" officeooo:paragraph-rsid="01cd5e64" style:font-weight-asian="normal" style:font-weight-complex="normal"/>
    </style:style>
    <style:style style:name="P156" style:family="paragraph" style:parent-style-name="Standard">
      <style:text-properties style:font-name="FreeMono" fo:font-weight="normal" officeooo:rsid="01cfa2a9" officeooo:paragraph-rsid="01d8fa06" style:font-weight-asian="normal" style:font-weight-complex="normal"/>
    </style:style>
    <style:style style:name="P157" style:family="paragraph" style:parent-style-name="Standard">
      <style:text-properties style:font-name="FreeMono" fo:font-weight="normal" officeooo:rsid="01cfa2a9" officeooo:paragraph-rsid="01da986b" style:font-weight-asian="normal" style:font-weight-complex="normal"/>
    </style:style>
    <style:style style:name="P158" style:family="paragraph" style:parent-style-name="Standard">
      <style:text-properties style:font-name="FreeMono" fo:font-weight="normal" officeooo:rsid="01dcbd70" officeooo:paragraph-rsid="01df5b85" style:font-weight-asian="normal" style:font-weight-complex="normal"/>
    </style:style>
    <style:style style:name="P159" style:family="paragraph" style:parent-style-name="Standard">
      <style:text-properties style:font-name="FreeMono" fo:font-weight="normal" officeooo:rsid="01e22a30" officeooo:paragraph-rsid="01e3c9d6" style:font-weight-asian="normal" style:font-weight-complex="normal"/>
    </style:style>
    <style:style style:name="P160" style:family="paragraph" style:parent-style-name="Standard">
      <style:text-properties style:font-name="FreeMono" fo:font-weight="bold" officeooo:rsid="010f74e4" officeooo:paragraph-rsid="010f74e4" style:font-weight-asian="bold" style:font-weight-complex="bold"/>
    </style:style>
    <style:style style:name="P161" style:family="paragraph" style:parent-style-name="Standard">
      <style:text-properties style:font-name="FreeMono" fo:font-weight="bold" officeooo:rsid="002cf7d3" officeooo:paragraph-rsid="013abbb7" style:font-weight-asian="bold" style:font-weight-complex="bold"/>
    </style:style>
    <style:style style:name="P162" style:family="paragraph" style:parent-style-name="Standard">
      <style:text-properties style:font-name="FreeMono" fo:font-weight="bold" officeooo:rsid="01454f79" officeooo:paragraph-rsid="01454f79" style:font-weight-asian="bold" style:font-weight-complex="bold"/>
    </style:style>
    <style:style style:name="P163" style:family="paragraph" style:parent-style-name="Standard">
      <style:text-properties style:font-name="FreeMono" fo:font-weight="bold" officeooo:rsid="01c59793" officeooo:paragraph-rsid="01c59793" style:font-weight-asian="bold" style:font-weight-complex="bold"/>
    </style:style>
    <style:style style:name="P164" style:family="paragraph" style:parent-style-name="Standard">
      <style:text-properties style:font-name="FreeMono" fo:font-weight="bold" officeooo:rsid="01f40d4c" officeooo:paragraph-rsid="01f40d4c" style:font-weight-asian="bold" style:font-weight-complex="bold"/>
    </style:style>
    <style:style style:name="P165" style:family="paragraph" style:parent-style-name="Standard">
      <style:text-properties style:font-name="FreeMono" officeooo:rsid="0041791a" officeooo:paragraph-rsid="005ea8b9"/>
    </style:style>
    <style:style style:name="P166" style:family="paragraph" style:parent-style-name="Standard">
      <style:text-properties style:font-name="FreeMono" fo:font-style="normal" fo:font-weight="normal" officeooo:rsid="040656f3" officeooo:paragraph-rsid="01736af5" style:font-style-asian="normal" style:font-weight-asian="normal" style:font-style-complex="normal" style:font-weight-complex="normal"/>
    </style:style>
    <style:style style:name="P167" style:family="paragraph" style:parent-style-name="Standard">
      <style:text-properties style:font-name="FreeMono" officeooo:rsid="017a5bd6" officeooo:paragraph-rsid="017a5bd6"/>
    </style:style>
    <style:style style:name="P168" style:family="paragraph" style:parent-style-name="Standard">
      <style:text-properties style:font-name="FreeMono" officeooo:rsid="017a5bd6" officeooo:paragraph-rsid="01a16a0c"/>
    </style:style>
    <style:style style:name="P169" style:family="paragraph" style:parent-style-name="Standard">
      <style:text-properties fo:font-style="normal" officeooo:rsid="048115ab" officeooo:paragraph-rsid="017e778c" style:font-style-asian="normal" style:font-style-complex="normal"/>
    </style:style>
    <style:style style:name="P170" style:family="paragraph" style:parent-style-name="Standard">
      <style:text-properties style:font-name="FreeMono" fo:font-style="normal" officeooo:rsid="047e29b2" officeooo:paragraph-rsid="017e778c" style:font-style-asian="normal" style:font-style-complex="normal"/>
    </style:style>
    <style:style style:name="P171" style:family="paragraph" style:parent-style-name="Standard">
      <style:text-properties style:font-name="FreeMono" fo:font-style="normal" officeooo:rsid="048115ab" officeooo:paragraph-rsid="017e778c" style:font-style-asian="normal" style:font-style-complex="normal"/>
    </style:style>
    <style:style style:name="P172" style:family="paragraph" style:parent-style-name="Standard">
      <style:text-properties style:font-name="FreeMono" fo:font-style="normal" officeooo:rsid="00771bce" officeooo:paragraph-rsid="01c59793" style:font-style-asian="normal" style:font-style-complex="normal"/>
    </style:style>
    <style:style style:name="P173" style:family="paragraph" style:parent-style-name="Standard">
      <style:text-properties style:font-name="FreeMono" fo:font-style="normal" officeooo:rsid="00771bce" officeooo:paragraph-rsid="01df5b85" style:font-style-asian="normal" style:font-style-complex="normal"/>
    </style:style>
    <style:style style:name="P174" style:family="paragraph" style:parent-style-name="Standard">
      <style:text-properties style:font-name="FreeMono" fo:font-style="normal" officeooo:rsid="007c1349" officeooo:paragraph-rsid="01c59793" style:font-style-asian="normal" style:font-style-complex="normal"/>
    </style:style>
    <style:style style:name="P175" style:family="paragraph" style:parent-style-name="Standard">
      <style:text-properties style:font-name="FreeMono" fo:font-style="normal" officeooo:rsid="0081fe21" officeooo:paragraph-rsid="01c59793" style:font-style-asian="normal" style:font-style-complex="normal"/>
    </style:style>
    <style:style style:name="P176" style:family="paragraph" style:parent-style-name="Standard">
      <style:text-properties style:font-name="FreeMono" fo:font-style="normal" officeooo:rsid="00836bd2" officeooo:paragraph-rsid="01c59793" style:font-style-asian="normal" style:font-style-complex="normal"/>
    </style:style>
    <style:style style:name="P177" style:family="paragraph" style:parent-style-name="Standard">
      <style:text-properties style:font-name="FreeMono" fo:font-style="normal" officeooo:rsid="046566f6" officeooo:paragraph-rsid="01c59793" style:font-style-asian="normal" style:font-style-complex="normal"/>
    </style:style>
    <style:style style:name="P178" style:family="paragraph" style:parent-style-name="Standard">
      <style:text-properties style:font-name="FreeMono" fo:font-style="normal" officeooo:rsid="0086dcc6" officeooo:paragraph-rsid="01c59793" style:font-style-asian="normal" style:font-style-complex="normal"/>
    </style:style>
    <style:style style:name="P179" style:family="paragraph" style:parent-style-name="Standard">
      <style:text-properties style:font-name="FreeMono" fo:font-style="normal" officeooo:rsid="0087d77a" officeooo:paragraph-rsid="01c59793" style:font-style-asian="normal" style:font-style-complex="normal"/>
    </style:style>
    <style:style style:name="P180" style:family="paragraph" style:parent-style-name="Standard">
      <style:text-properties style:font-name="FreeMono" fo:font-style="normal" officeooo:rsid="0087d77a" officeooo:paragraph-rsid="01ef3eae" style:font-style-asian="normal" style:font-style-complex="normal"/>
    </style:style>
    <style:style style:name="P181" style:family="paragraph" style:parent-style-name="Standard">
      <style:text-properties style:font-name="FreeMono" fo:font-style="normal" officeooo:rsid="0099c5b5" officeooo:paragraph-rsid="01c59793" style:font-style-asian="normal" style:font-style-complex="normal"/>
    </style:style>
    <style:style style:name="P182" style:family="paragraph" style:parent-style-name="Standard">
      <style:text-properties style:font-name="FreeMono" fo:font-style="normal" officeooo:rsid="00a454b4" officeooo:paragraph-rsid="01c59793" style:font-style-asian="normal" style:font-style-complex="normal"/>
    </style:style>
    <style:style style:name="P183" style:family="paragraph" style:parent-style-name="Standard">
      <style:text-properties style:font-name="FreeMono" fo:font-style="normal" officeooo:rsid="00fa4cdb" officeooo:paragraph-rsid="01f5256e" style:font-style-asian="normal" style:font-style-complex="normal"/>
    </style:style>
    <style:style style:name="P184" style:family="paragraph" style:parent-style-name="Standard">
      <style:text-properties style:font-name="FreeMono" fo:font-style="normal" officeooo:rsid="010eb8c1" officeooo:paragraph-rsid="01f5256e" style:font-style-asian="normal" style:font-style-complex="normal"/>
    </style:style>
    <style:style style:name="P185" style:family="paragraph" style:parent-style-name="Standard">
      <style:text-properties style:font-name="FreeMono" fo:font-style="normal" officeooo:rsid="0114d25d" officeooo:paragraph-rsid="01f5256e" style:font-style-asian="normal" style:font-style-complex="normal"/>
    </style:style>
    <style:style style:name="P186" style:family="paragraph" style:parent-style-name="Standard">
      <style:text-properties style:font-name="FreeMono" fo:font-style="normal" officeooo:rsid="01208d6d" officeooo:paragraph-rsid="01f5256e" style:font-style-asian="normal" style:font-style-complex="normal"/>
    </style:style>
    <style:style style:name="P187" style:family="paragraph" style:parent-style-name="Standard">
      <style:text-properties style:font-name="FreeMono" fo:font-style="normal" officeooo:rsid="010040e5" officeooo:paragraph-rsid="01f5256e" style:font-style-asian="normal" style:font-style-complex="normal"/>
    </style:style>
    <style:style style:name="P188" style:family="paragraph" style:parent-style-name="Standard">
      <style:text-properties style:font-name="FreeMono" fo:font-style="normal" officeooo:rsid="010bcba6" officeooo:paragraph-rsid="01f5256e" style:font-style-asian="normal" style:font-style-complex="normal"/>
    </style:style>
    <style:style style:name="P189" style:family="paragraph" style:parent-style-name="Standard">
      <style:text-properties style:font-name="FreeMono" fo:font-style="normal" officeooo:rsid="010fffdb" officeooo:paragraph-rsid="01f5256e" style:font-style-asian="normal" style:font-style-complex="normal"/>
    </style:style>
    <style:style style:name="P190" style:family="paragraph" style:parent-style-name="Standard">
      <style:text-properties style:font-name="FreeMono" fo:font-style="normal" officeooo:rsid="01272376" officeooo:paragraph-rsid="01f5256e" style:font-style-asian="normal" style:font-style-complex="normal"/>
    </style:style>
    <style:style style:name="P191" style:family="paragraph" style:parent-style-name="Standard">
      <style:text-properties style:font-name="FreeMono" fo:font-style="normal" officeooo:rsid="0112e343" officeooo:paragraph-rsid="01f5256e" style:font-style-asian="normal" style:font-style-complex="normal"/>
    </style:style>
    <style:style style:name="P192" style:family="paragraph" style:parent-style-name="Standard">
      <style:text-properties style:font-name="FreeMono" fo:font-style="normal" officeooo:rsid="011503bc" officeooo:paragraph-rsid="01f5256e" style:font-style-asian="normal" style:font-style-complex="normal"/>
    </style:style>
    <style:style style:name="P193" style:family="paragraph" style:parent-style-name="Standard">
      <style:text-properties style:font-name="FreeMono" fo:font-style="normal" officeooo:rsid="01f5eaa3" officeooo:paragraph-rsid="01f5eaa3" style:font-style-asian="normal" style:font-style-complex="normal"/>
    </style:style>
    <style:style style:name="P194" style:family="paragraph" style:parent-style-name="Standard">
      <style:text-properties style:font-name="FreeMono" fo:font-style="normal" officeooo:paragraph-rsid="01f5256e"/>
    </style:style>
    <style:style style:name="P195" style:family="paragraph" style:parent-style-name="Standard">
      <style:text-properties style:font-name="FreeMono" fo:font-style="normal" fo:font-weight="normal" officeooo:rsid="01220c07" officeooo:paragraph-rsid="01f5256e" style:font-style-asian="normal" style:font-weight-asian="normal" style:font-style-complex="normal" style:font-weight-complex="normal"/>
    </style:style>
    <style:style style:name="P196" style:family="paragraph" style:parent-style-name="Standard">
      <style:text-properties style:font-name="FreeMono" officeooo:rsid="04792c5c" officeooo:paragraph-rsid="017bb7a0"/>
    </style:style>
    <style:style style:name="P197" style:family="paragraph" style:parent-style-name="Standard">
      <style:text-properties style:font-name="FreeMono" fo:font-weight="normal" officeooo:rsid="01c59793" officeooo:paragraph-rsid="01c59793" style:font-weight-asian="normal" style:font-weight-complex="normal"/>
    </style:style>
    <style:style style:name="P198" style:family="paragraph" style:parent-style-name="Standard">
      <style:text-properties style:font-name="FreeMono" fo:font-weight="normal" officeooo:rsid="015b9841" officeooo:paragraph-rsid="01678760" style:font-weight-asian="normal" style:font-weight-complex="normal"/>
    </style:style>
    <style:style style:name="P199" style:family="paragraph" style:parent-style-name="Standard">
      <style:text-properties style:font-name="FreeMono" fo:font-weight="normal" officeooo:rsid="015b9841" officeooo:paragraph-rsid="015b9841" style:font-weight-asian="normal" style:font-weight-complex="normal"/>
    </style:style>
    <style:style style:name="P200" style:family="paragraph" style:parent-style-name="Standard">
      <style:text-properties style:font-name="FreeMono" fo:font-style="italic" officeooo:rsid="007c1349" officeooo:paragraph-rsid="01c59793" style:font-style-asian="italic" style:font-style-complex="italic"/>
    </style:style>
    <style:style style:name="P201" style:family="paragraph" style:parent-style-name="Standard">
      <style:text-properties style:font-name="FreeMono" fo:font-style="italic" officeooo:rsid="0098e633" officeooo:paragraph-rsid="01c59793" style:font-style-asian="italic" style:font-style-complex="italic"/>
    </style:style>
    <style:style style:name="P202" style:family="paragraph" style:parent-style-name="Standard">
      <style:text-properties style:font-name="FreeMono" fo:font-style="italic" officeooo:rsid="0098e633" officeooo:paragraph-rsid="01ef3eae" style:font-style-asian="italic" style:font-style-complex="italic"/>
    </style:style>
    <style:style style:name="P203" style:family="paragraph" style:parent-style-name="Standard">
      <style:text-properties style:font-name="FreeMono" fo:font-style="italic" officeooo:rsid="0099c5b5" officeooo:paragraph-rsid="01c59793" style:font-style-asian="italic" style:font-style-complex="italic"/>
    </style:style>
    <style:style style:name="P204" style:family="paragraph" style:parent-style-name="Standard">
      <style:text-properties style:font-name="FreeMono" fo:font-style="italic" officeooo:rsid="0099c5b5" officeooo:paragraph-rsid="01f1a73f" style:font-style-asian="italic" style:font-style-complex="italic"/>
    </style:style>
    <style:style style:name="P205" style:family="paragraph" style:parent-style-name="Standard">
      <style:text-properties style:font-name="FreeMono" fo:font-style="italic" officeooo:rsid="046e8ee2" officeooo:paragraph-rsid="01c59793" style:font-style-asian="italic" style:font-style-complex="italic"/>
    </style:style>
    <style:style style:name="P206" style:family="paragraph" style:parent-style-name="Standard">
      <style:text-properties style:font-name="FreeMono" fo:font-style="italic" officeooo:rsid="00f69bf3" officeooo:paragraph-rsid="01f5256e" style:font-style-asian="italic" style:font-style-complex="italic"/>
    </style:style>
    <style:style style:name="P207" style:family="paragraph" style:parent-style-name="Standard">
      <style:text-properties style:font-name="FreeMono" fo:font-style="italic" fo:font-weight="normal" officeooo:rsid="046e8ee2" officeooo:paragraph-rsid="01c59793" style:font-style-asian="italic" style:font-weight-asian="normal" style:font-style-complex="italic" style:font-weight-complex="normal"/>
    </style:style>
    <style:style style:name="P208" style:family="paragraph" style:parent-style-name="Standard">
      <style:text-properties style:font-name="FreeMono" officeooo:rsid="0099c5b5" officeooo:paragraph-rsid="01f1a73f"/>
    </style:style>
    <style:style style:name="P209" style:family="paragraph" style:parent-style-name="Standard">
      <style:text-properties officeooo:rsid="04792c5c" officeooo:paragraph-rsid="017bb7a0"/>
    </style:style>
    <style:style style:name="P210" style:family="paragraph" style:parent-style-name="Standard">
      <style:paragraph-properties fo:margin-left="0in" fo:margin-right="0in" fo:text-indent="0in" style:auto-text-indent="false"/>
      <style:text-properties style:font-name="FreeMono" fo:font-weight="normal" officeooo:rsid="01cfa2a9" officeooo:paragraph-rsid="01df167e" style:font-weight-asian="normal" style:font-weight-complex="normal"/>
    </style:style>
    <style:style style:name="P211" style:family="paragraph" style:parent-style-name="Standard">
      <style:paragraph-properties fo:margin-left="0.4925in" fo:margin-right="0in" fo:text-indent="0in" style:auto-text-indent="false"/>
      <style:text-properties style:font-name="FreeMono" fo:font-weight="normal" officeooo:rsid="01cfa2a9" officeooo:paragraph-rsid="01df167e" style:font-weight-asian="normal" style:font-weight-complex="normal"/>
    </style:style>
    <style:style style:name="P212" style:family="paragraph" style:parent-style-name="Standard">
      <style:paragraph-properties fo:margin-left="0.4925in" fo:margin-right="0in" fo:text-indent="0in" style:auto-text-indent="false"/>
      <style:text-properties style:font-name="FreeMono" fo:font-style="italic" officeooo:rsid="00638774" officeooo:paragraph-rsid="01df167e" style:font-style-asian="italic" style:font-style-complex="italic"/>
    </style:style>
    <style:style style:name="P213" style:family="paragraph" style:parent-style-name="Standard">
      <style:paragraph-properties fo:margin-left="0.4925in" fo:margin-right="0in" fo:text-indent="0in" style:auto-text-indent="false"/>
      <style:text-properties style:font-name="FreeMono" fo:font-style="normal" officeooo:rsid="00667328" officeooo:paragraph-rsid="01df167e" style:font-style-asian="normal" style:font-style-complex="normal"/>
    </style:style>
    <style:style style:name="T1" style:family="text">
      <style:text-properties officeooo:rsid="000c57c6"/>
    </style:style>
    <style:style style:name="T2" style:family="text">
      <style:text-properties style:text-position="super 58%"/>
    </style:style>
    <style:style style:name="T3" style:family="text">
      <style:text-properties style:text-position="super 58%" officeooo:rsid="00e5f8e3"/>
    </style:style>
    <style:style style:name="T4" style:family="text">
      <style:text-properties style:text-position="super 58%" officeooo:rsid="014e0dc8"/>
    </style:style>
    <style:style style:name="T5" style:family="text">
      <style:text-properties officeooo:rsid="000da810"/>
    </style:style>
    <style:style style:name="T6" style:family="text">
      <style:text-properties officeooo:rsid="0014c327"/>
    </style:style>
    <style:style style:name="T7" style:family="text">
      <style:text-properties officeooo:rsid="001699fb"/>
    </style:style>
    <style:style style:name="T8" style:family="text">
      <style:text-properties officeooo:rsid="00187283"/>
    </style:style>
    <style:style style:name="T9" style:family="text">
      <style:text-properties officeooo:rsid="001da52a"/>
    </style:style>
    <style:style style:name="T10" style:family="text">
      <style:text-properties officeooo:rsid="001debd5"/>
    </style:style>
    <style:style style:name="T11" style:family="text">
      <style:text-properties officeooo:rsid="001e4c2f"/>
    </style:style>
    <style:style style:name="T12" style:family="text">
      <style:text-properties officeooo:rsid="002047fe"/>
    </style:style>
    <style:style style:name="T13" style:family="text">
      <style:text-properties officeooo:rsid="002194ed"/>
    </style:style>
    <style:style style:name="T14" style:family="text">
      <style:text-properties officeooo:rsid="002457a2"/>
    </style:style>
    <style:style style:name="T15" style:family="text">
      <style:text-properties officeooo:rsid="00254575"/>
    </style:style>
    <style:style style:name="T16" style:family="text">
      <style:text-properties officeooo:rsid="0025da65"/>
    </style:style>
    <style:style style:name="T17" style:family="text">
      <style:text-properties officeooo:rsid="002a7ded"/>
    </style:style>
    <style:style style:name="T18" style:family="text">
      <style:text-properties officeooo:rsid="002e35e6"/>
    </style:style>
    <style:style style:name="T19" style:family="text">
      <style:text-properties officeooo:rsid="0031a349"/>
    </style:style>
    <style:style style:name="T20" style:family="text">
      <style:text-properties officeooo:rsid="00332ee0"/>
    </style:style>
    <style:style style:name="T21" style:family="text">
      <style:text-properties officeooo:rsid="0042615b"/>
    </style:style>
    <style:style style:name="T22" style:family="text">
      <style:text-properties officeooo:rsid="0046522a"/>
    </style:style>
    <style:style style:name="T23" style:family="text">
      <style:text-properties officeooo:rsid="0047cca2"/>
    </style:style>
    <style:style style:name="T24" style:family="text">
      <style:text-properties officeooo:rsid="0049f126"/>
    </style:style>
    <style:style style:name="T25" style:family="text">
      <style:text-properties officeooo:rsid="004a6dc4"/>
    </style:style>
    <style:style style:name="T26" style:family="text">
      <style:text-properties fo:font-weight="bold" style:font-weight-asian="bold" style:font-weight-complex="bold"/>
    </style:style>
    <style:style style:name="T27" style:family="text">
      <style:text-properties fo:font-weight="bold" officeooo:rsid="004d9bc6" style:font-weight-asian="bold" style:font-weight-complex="bold"/>
    </style:style>
    <style:style style:name="T28" style:family="text">
      <style:text-properties officeooo:rsid="004e163f"/>
    </style:style>
    <style:style style:name="T29" style:family="text">
      <style:text-properties officeooo:rsid="005105c0"/>
    </style:style>
    <style:style style:name="T30" style:family="text">
      <style:text-properties officeooo:rsid="0052e5de"/>
    </style:style>
    <style:style style:name="T31" style:family="text">
      <style:text-properties officeooo:rsid="0054780c"/>
    </style:style>
    <style:style style:name="T32" style:family="text">
      <style:text-properties officeooo:rsid="0058a779"/>
    </style:style>
    <style:style style:name="T33" style:family="text">
      <style:text-properties officeooo:rsid="005bc241"/>
    </style:style>
    <style:style style:name="T34" style:family="text">
      <style:text-properties fo:font-style="italic" style:font-style-asian="italic" style:font-style-complex="italic"/>
    </style:style>
    <style:style style:name="T35" style:family="text">
      <style:text-properties fo:font-style="italic" officeooo:rsid="040c3873" style:font-style-asian="italic" style:font-style-complex="italic"/>
    </style:style>
    <style:style style:name="T36" style:family="text">
      <style:text-properties fo:font-style="italic" officeooo:rsid="0461662f" style:font-style-asian="italic" style:font-style-complex="italic"/>
    </style:style>
    <style:style style:name="T37" style:family="text">
      <style:text-properties fo:font-style="italic" officeooo:rsid="0087d77a" style:font-style-asian="italic" style:font-style-complex="italic"/>
    </style:style>
    <style:style style:name="T38" style:family="text">
      <style:text-properties fo:font-style="italic" officeooo:rsid="04672825" style:font-style-asian="italic" style:font-style-complex="italic"/>
    </style:style>
    <style:style style:name="T39" style:family="text">
      <style:text-properties fo:font-style="italic" officeooo:rsid="046809c8" style:font-style-asian="italic" style:font-style-complex="italic"/>
    </style:style>
    <style:style style:name="T40" style:family="text">
      <style:text-properties fo:font-style="italic" officeooo:rsid="010040e5" style:font-style-asian="italic" style:font-style-complex="italic"/>
    </style:style>
    <style:style style:name="T41" style:family="text">
      <style:text-properties officeooo:rsid="005deeb3"/>
    </style:style>
    <style:style style:name="T42" style:family="text">
      <style:text-properties officeooo:rsid="005ea8b9"/>
    </style:style>
    <style:style style:name="T43" style:family="text">
      <style:text-properties officeooo:rsid="0060866e"/>
    </style:style>
    <style:style style:name="T44" style:family="text">
      <style:text-properties officeooo:rsid="00632f68"/>
    </style:style>
    <style:style style:name="T45" style:family="text">
      <style:text-properties officeooo:rsid="00691f24"/>
    </style:style>
    <style:style style:name="T46" style:family="text">
      <style:text-properties fo:font-style="normal" style:font-style-asian="normal" style:font-style-complex="normal"/>
    </style:style>
    <style:style style:name="T47" style:family="text">
      <style:text-properties fo:font-style="normal" officeooo:rsid="004abd24" style:font-style-asian="normal" style:font-style-complex="normal"/>
    </style:style>
    <style:style style:name="T48" style:family="text">
      <style:text-properties fo:font-style="normal" officeooo:rsid="004b51c2" style:font-style-asian="normal" style:font-style-complex="normal"/>
    </style:style>
    <style:style style:name="T49" style:family="text">
      <style:text-properties fo:font-style="normal" officeooo:rsid="006fb55d" style:font-style-asian="normal" style:font-style-complex="normal"/>
    </style:style>
    <style:style style:name="T50" style:family="text">
      <style:text-properties fo:font-style="normal" officeooo:rsid="009949be" style:font-style-asian="normal" style:font-style-complex="normal"/>
    </style:style>
    <style:style style:name="T51" style:family="text">
      <style:text-properties fo:font-style="normal" officeooo:rsid="00d02654" style:font-style-asian="normal" style:font-style-complex="normal"/>
    </style:style>
    <style:style style:name="T52" style:family="text">
      <style:text-properties fo:font-style="normal" officeooo:rsid="00d1675f" style:font-style-asian="normal" style:font-style-complex="normal"/>
    </style:style>
    <style:style style:name="T53" style:family="text">
      <style:text-properties fo:font-style="normal" officeooo:rsid="00d304a5" style:font-style-asian="normal" style:font-style-complex="normal"/>
    </style:style>
    <style:style style:name="T54" style:family="text">
      <style:text-properties fo:font-style="normal" officeooo:rsid="00a60333" style:font-style-asian="normal" style:font-style-complex="normal"/>
    </style:style>
    <style:style style:name="T55" style:family="text">
      <style:text-properties fo:font-style="normal" officeooo:rsid="00c4577f" style:font-style-asian="normal" style:font-style-complex="normal"/>
    </style:style>
    <style:style style:name="T56" style:family="text">
      <style:text-properties fo:font-style="normal" officeooo:rsid="04721028" style:font-style-asian="normal" style:font-style-complex="normal"/>
    </style:style>
    <style:style style:name="T57" style:family="text">
      <style:text-properties fo:font-style="normal" officeooo:rsid="04730423" style:font-style-asian="normal" style:font-style-complex="normal"/>
    </style:style>
    <style:style style:name="T58" style:family="text">
      <style:text-properties fo:font-style="normal" officeooo:rsid="00954616" style:font-style-asian="normal" style:font-style-complex="normal"/>
    </style:style>
    <style:style style:name="T59" style:family="text">
      <style:text-properties fo:font-style="normal" officeooo:rsid="00667328" style:font-style-asian="normal" style:font-style-complex="normal"/>
    </style:style>
    <style:style style:name="T60" style:family="text">
      <style:text-properties fo:font-style="normal" officeooo:rsid="045575d0" style:font-style-asian="normal" style:font-style-complex="normal"/>
    </style:style>
    <style:style style:name="T61" style:family="text">
      <style:text-properties fo:font-style="normal" officeooo:rsid="0456c823" style:font-style-asian="normal" style:font-style-complex="normal"/>
    </style:style>
    <style:style style:name="T62" style:family="text">
      <style:text-properties fo:font-style="normal" officeooo:rsid="009de9fe" style:font-style-asian="normal" style:font-style-complex="normal"/>
    </style:style>
    <style:style style:name="T63" style:family="text">
      <style:text-properties fo:font-style="normal" officeooo:rsid="009ebd85" style:font-style-asian="normal" style:font-style-complex="normal"/>
    </style:style>
    <style:style style:name="T64" style:family="text">
      <style:text-properties fo:font-style="normal" officeooo:rsid="03fc855e" style:font-style-asian="normal" style:font-style-complex="normal"/>
    </style:style>
    <style:style style:name="T65" style:family="text">
      <style:text-properties fo:font-style="normal" officeooo:rsid="00a06d9b" style:font-style-asian="normal" style:font-style-complex="normal"/>
    </style:style>
    <style:style style:name="T66" style:family="text">
      <style:text-properties fo:font-style="normal" officeooo:rsid="009b81f7" style:font-style-asian="normal" style:font-style-complex="normal"/>
    </style:style>
    <style:style style:name="T67" style:family="text">
      <style:text-properties fo:font-style="normal" officeooo:rsid="045d74f5" style:font-style-asian="normal" style:font-style-complex="normal"/>
    </style:style>
    <style:style style:name="T68" style:family="text">
      <style:text-properties fo:font-style="normal" officeooo:rsid="045e9058" style:font-style-asian="normal" style:font-style-complex="normal"/>
    </style:style>
    <style:style style:name="T69" style:family="text">
      <style:text-properties fo:font-style="normal" officeooo:rsid="045f3fb5" style:font-style-asian="normal" style:font-style-complex="normal"/>
    </style:style>
    <style:style style:name="T70" style:family="text">
      <style:text-properties fo:font-style="normal" officeooo:rsid="03fd7500" style:font-style-asian="normal" style:font-style-complex="normal"/>
    </style:style>
    <style:style style:name="T71" style:family="text">
      <style:text-properties fo:font-style="normal" officeooo:rsid="03fdb2ed" style:font-style-asian="normal" style:font-style-complex="normal"/>
    </style:style>
    <style:style style:name="T72" style:family="text">
      <style:text-properties fo:font-style="normal" officeooo:rsid="046930d3" style:font-style-asian="normal" style:font-style-complex="normal"/>
    </style:style>
    <style:style style:name="T73" style:family="text">
      <style:text-properties fo:font-style="normal" officeooo:rsid="00a220c0" style:font-style-asian="normal" style:font-style-complex="normal"/>
    </style:style>
    <style:style style:name="T74" style:family="text">
      <style:text-properties fo:font-style="normal" officeooo:rsid="046bba1f" style:font-style-asian="normal" style:font-style-complex="normal"/>
    </style:style>
    <style:style style:name="T75" style:family="text">
      <style:text-properties fo:font-style="normal" officeooo:rsid="03ff12cf" style:font-style-asian="normal" style:font-style-complex="normal"/>
    </style:style>
    <style:style style:name="T76" style:family="text">
      <style:text-properties fo:font-style="normal" officeooo:rsid="040009a4" style:font-style-asian="normal" style:font-style-complex="normal"/>
    </style:style>
    <style:style style:name="T77" style:family="text">
      <style:text-properties fo:font-style="normal" officeooo:rsid="03ff695b" style:font-style-asian="normal" style:font-style-complex="normal"/>
    </style:style>
    <style:style style:name="T78" style:family="text">
      <style:text-properties fo:font-style="normal" officeooo:rsid="0469d51d" style:font-style-asian="normal" style:font-style-complex="normal"/>
    </style:style>
    <style:style style:name="T79" style:family="text">
      <style:text-properties fo:font-style="normal" officeooo:rsid="0469e99b" style:font-style-asian="normal" style:font-style-complex="normal"/>
    </style:style>
    <style:style style:name="T80" style:family="text">
      <style:text-properties fo:font-style="normal" officeooo:rsid="046d6ffe" style:font-style-asian="normal" style:font-style-complex="normal"/>
    </style:style>
    <style:style style:name="T81" style:family="text">
      <style:text-properties fo:font-style="normal" officeooo:rsid="046e8ee2" style:font-style-asian="normal" style:font-style-complex="normal"/>
    </style:style>
    <style:style style:name="T82" style:family="text">
      <style:text-properties fo:font-style="normal" officeooo:rsid="00a31f3e" style:font-style-asian="normal" style:font-style-complex="normal"/>
    </style:style>
    <style:style style:name="T83" style:family="text">
      <style:text-properties fo:font-style="normal" officeooo:rsid="046feb63" style:font-style-asian="normal" style:font-style-complex="normal"/>
    </style:style>
    <style:style style:name="T84" style:family="text">
      <style:text-properties fo:font-style="normal" officeooo:rsid="00a454b4" style:font-style-asian="normal" style:font-style-complex="normal"/>
    </style:style>
    <style:style style:name="T85" style:family="text">
      <style:text-properties fo:font-style="normal" officeooo:rsid="04714043" style:font-style-asian="normal" style:font-style-complex="normal"/>
    </style:style>
    <style:style style:name="T86" style:family="text">
      <style:text-properties fo:font-style="normal" officeooo:rsid="01f1a73f" style:font-style-asian="normal" style:font-style-complex="normal"/>
    </style:style>
    <style:style style:name="T87" style:family="text">
      <style:text-properties fo:font-style="normal" officeooo:rsid="01f364d7" style:font-style-asian="normal" style:font-style-complex="normal"/>
    </style:style>
    <style:style style:name="T88" style:family="text">
      <style:text-properties fo:font-style="normal" officeooo:rsid="00fa4cdb" style:font-style-asian="normal" style:font-style-complex="normal"/>
    </style:style>
    <style:style style:name="T89" style:family="text">
      <style:text-properties fo:font-style="normal" officeooo:rsid="0108f5fe" style:font-style-asian="normal" style:font-style-complex="normal"/>
    </style:style>
    <style:style style:name="T90" style:family="text">
      <style:text-properties fo:font-style="normal" officeooo:rsid="011c0b50" style:font-style-asian="normal" style:font-style-complex="normal"/>
    </style:style>
    <style:style style:name="T91" style:family="text">
      <style:text-properties officeooo:rsid="043ce47f"/>
    </style:style>
    <style:style style:name="T92" style:family="text">
      <style:text-properties style:font-name="FreeMono" officeooo:rsid="003ea406"/>
    </style:style>
    <style:style style:name="T93" style:family="text">
      <style:text-properties style:font-name="FreeMono" officeooo:rsid="0073471a"/>
    </style:style>
    <style:style style:name="T94" style:family="text">
      <style:text-properties style:font-name="FreeMono" officeooo:rsid="01353d7c"/>
    </style:style>
    <style:style style:name="T95" style:family="text">
      <style:text-properties style:font-name="FreeMono" officeooo:rsid="01033d40"/>
    </style:style>
    <style:style style:name="T96" style:family="text">
      <style:text-properties style:font-name="FreeMono" officeooo:rsid="00750505"/>
    </style:style>
    <style:style style:name="T97" style:family="text">
      <style:text-properties style:font-name="FreeMono" officeooo:rsid="0075d908"/>
    </style:style>
    <style:style style:name="T98" style:family="text">
      <style:text-properties style:font-name="FreeMono" fo:font-style="normal" fo:font-weight="normal" style:font-style-asian="normal" style:font-weight-asian="normal" style:font-style-complex="normal" style:font-weight-complex="normal"/>
    </style:style>
    <style:style style:name="T99" style:family="text">
      <style:text-properties style:font-name="FreeMono" fo:font-style="normal" fo:font-weight="normal" officeooo:rsid="047adaa2" style:font-style-asian="normal" style:font-weight-asian="normal" style:font-style-complex="normal" style:font-weight-complex="normal"/>
    </style:style>
    <style:style style:name="T100" style:family="text">
      <style:text-properties style:font-name="FreeMono" fo:font-style="normal" fo:font-weight="normal" officeooo:rsid="017bb7a0" style:font-style-asian="normal" style:font-weight-asian="normal" style:font-style-complex="normal" style:font-weight-complex="normal"/>
    </style:style>
    <style:style style:name="T101" style:family="text">
      <style:text-properties style:font-name="FreeMono" fo:font-style="normal" fo:font-weight="normal" officeooo:rsid="017c5598" style:font-style-asian="normal" style:font-weight-asian="normal" style:font-style-complex="normal" style:font-weight-complex="normal"/>
    </style:style>
    <style:style style:name="T102" style:family="text">
      <style:text-properties style:font-name="FreeMono" fo:font-style="normal" fo:font-weight="normal" officeooo:rsid="017dd817" style:font-style-asian="normal" style:font-weight-asian="normal" style:font-style-complex="normal" style:font-weight-complex="normal"/>
    </style:style>
    <style:style style:name="T103" style:family="text">
      <style:text-properties style:font-name="FreeMono" fo:font-style="normal" fo:font-weight="normal" officeooo:rsid="017e778c" style:font-style-asian="normal" style:font-weight-asian="normal" style:font-style-complex="normal" style:font-weight-complex="normal"/>
    </style:style>
    <style:style style:name="T104" style:family="text">
      <style:text-properties style:font-name="FreeMono" fo:font-style="normal" fo:font-weight="normal" officeooo:rsid="01b0062e" style:font-style-asian="normal" style:font-weight-asian="normal" style:font-style-complex="normal" style:font-weight-complex="normal"/>
    </style:style>
    <style:style style:name="T105" style:family="text">
      <style:text-properties style:font-name="FreeMono" fo:font-size="15pt" style:font-size-asian="15pt" style:font-size-complex="15pt"/>
    </style:style>
    <style:style style:name="T106" style:family="text">
      <style:text-properties officeooo:rsid="006e8295"/>
    </style:style>
    <style:style style:name="T107" style:family="text">
      <style:text-properties officeooo:rsid="006fb55d"/>
    </style:style>
    <style:style style:name="T108" style:family="text">
      <style:text-properties officeooo:rsid="00718537"/>
    </style:style>
    <style:style style:name="T109" style:family="text">
      <style:text-properties officeooo:rsid="0075d908"/>
    </style:style>
    <style:style style:name="T110" style:family="text">
      <style:text-properties officeooo:rsid="00778715"/>
    </style:style>
    <style:style style:name="T111" style:family="text">
      <style:text-properties officeooo:rsid="0079ea4b"/>
    </style:style>
    <style:style style:name="T112" style:family="text">
      <style:text-properties officeooo:rsid="007bd762"/>
    </style:style>
    <style:style style:name="T113" style:family="text">
      <style:text-properties officeooo:rsid="007d59d9"/>
    </style:style>
    <style:style style:name="T114" style:family="text">
      <style:text-properties officeooo:rsid="000f7e64"/>
    </style:style>
    <style:style style:name="T115" style:family="text">
      <style:text-properties officeooo:rsid="007dd2b5"/>
    </style:style>
    <style:style style:name="T116" style:family="text">
      <style:text-properties officeooo:rsid="007eab6f"/>
    </style:style>
    <style:style style:name="T117" style:family="text">
      <style:text-properties officeooo:rsid="0080e1a6"/>
    </style:style>
    <style:style style:name="T118" style:family="text">
      <style:text-properties officeooo:rsid="0083c791"/>
    </style:style>
    <style:style style:name="T119" style:family="text">
      <style:text-properties officeooo:rsid="008498c7"/>
    </style:style>
    <style:style style:name="T120" style:family="text">
      <style:text-properties officeooo:rsid="00860279"/>
    </style:style>
    <style:style style:name="T121" style:family="text">
      <style:text-properties officeooo:rsid="00864098"/>
    </style:style>
    <style:style style:name="T122" style:family="text">
      <style:text-properties officeooo:rsid="008675e0"/>
    </style:style>
    <style:style style:name="T123" style:family="text">
      <style:text-properties officeooo:rsid="00874eb5"/>
    </style:style>
    <style:style style:name="T124" style:family="text">
      <style:text-properties officeooo:rsid="0088c6a9"/>
    </style:style>
    <style:style style:name="T125" style:family="text">
      <style:text-properties officeooo:rsid="00893c6f"/>
    </style:style>
    <style:style style:name="T126" style:family="text">
      <style:text-properties officeooo:rsid="008a3c2a"/>
    </style:style>
    <style:style style:name="T127" style:family="text">
      <style:text-properties officeooo:rsid="008b757e"/>
    </style:style>
    <style:style style:name="T128" style:family="text">
      <style:text-properties officeooo:rsid="008d2a5d"/>
    </style:style>
    <style:style style:name="T129" style:family="text">
      <style:text-properties officeooo:rsid="0090747d"/>
    </style:style>
    <style:style style:name="T130" style:family="text">
      <style:text-properties officeooo:rsid="00916ac3"/>
    </style:style>
    <style:style style:name="T131" style:family="text">
      <style:text-properties officeooo:rsid="009250dd"/>
    </style:style>
    <style:style style:name="T132" style:family="text">
      <style:text-properties officeooo:rsid="00938f1f"/>
    </style:style>
    <style:style style:name="T133" style:family="text">
      <style:text-properties officeooo:rsid="0093da40"/>
    </style:style>
    <style:style style:name="T134" style:family="text">
      <style:text-properties officeooo:rsid="009409cb"/>
    </style:style>
    <style:style style:name="T135" style:family="text">
      <style:text-properties officeooo:rsid="00a63e67"/>
    </style:style>
    <style:style style:name="T136" style:family="text">
      <style:text-properties officeooo:rsid="00c02184"/>
    </style:style>
    <style:style style:name="T137" style:family="text">
      <style:text-properties officeooo:rsid="00d34fe7"/>
    </style:style>
    <style:style style:name="T138" style:family="text">
      <style:text-properties officeooo:rsid="00d7411a"/>
    </style:style>
    <style:style style:name="T139" style:family="text">
      <style:text-properties officeooo:rsid="00d915bc"/>
    </style:style>
    <style:style style:name="T140" style:family="text">
      <style:text-properties officeooo:rsid="00daa672"/>
    </style:style>
    <style:style style:name="T141" style:family="text">
      <style:text-properties officeooo:rsid="00dbdc83"/>
    </style:style>
    <style:style style:name="T142" style:family="text">
      <style:text-properties officeooo:rsid="00dc84a9"/>
    </style:style>
    <style:style style:name="T143" style:family="text">
      <style:text-properties officeooo:rsid="00e0c64e"/>
    </style:style>
    <style:style style:name="T144" style:family="text">
      <style:text-properties officeooo:rsid="00e5f8e3"/>
    </style:style>
    <style:style style:name="T145" style:family="text">
      <style:text-properties officeooo:rsid="00e832db"/>
    </style:style>
    <style:style style:name="T146" style:family="text">
      <style:text-properties officeooo:rsid="00e97c42"/>
    </style:style>
    <style:style style:name="T147" style:family="text">
      <style:text-properties officeooo:rsid="00eb44f8"/>
    </style:style>
    <style:style style:name="T148" style:family="text">
      <style:text-properties officeooo:rsid="00ec5f03"/>
    </style:style>
    <style:style style:name="T149" style:family="text">
      <style:text-properties officeooo:rsid="00f03477"/>
    </style:style>
    <style:style style:name="T150" style:family="text">
      <style:text-properties officeooo:rsid="00f3e9f2"/>
    </style:style>
    <style:style style:name="T151" style:family="text">
      <style:text-properties officeooo:rsid="00f7838a"/>
    </style:style>
    <style:style style:name="T152" style:family="text">
      <style:text-properties officeooo:rsid="00fc8717"/>
    </style:style>
    <style:style style:name="T153" style:family="text">
      <style:text-properties officeooo:rsid="01005862"/>
    </style:style>
    <style:style style:name="T154" style:family="text">
      <style:text-properties officeooo:rsid="0102df10"/>
    </style:style>
    <style:style style:name="T155" style:family="text">
      <style:text-properties officeooo:rsid="00a9be46"/>
    </style:style>
    <style:style style:name="T156" style:family="text">
      <style:text-properties officeooo:rsid="0107d861"/>
    </style:style>
    <style:style style:name="T157" style:family="text">
      <style:text-properties officeooo:rsid="010989c2"/>
    </style:style>
    <style:style style:name="T158" style:family="text">
      <style:text-properties officeooo:rsid="01109bb9"/>
    </style:style>
    <style:style style:name="T159" style:family="text">
      <style:text-properties officeooo:rsid="01125d0f"/>
    </style:style>
    <style:style style:name="T160" style:family="text">
      <style:text-properties officeooo:rsid="01140254"/>
    </style:style>
    <style:style style:name="T161" style:family="text">
      <style:text-properties officeooo:rsid="011813c9"/>
    </style:style>
    <style:style style:name="T162" style:family="text">
      <style:text-properties officeooo:rsid="011e20fe"/>
    </style:style>
    <style:style style:name="T163" style:family="text">
      <style:text-properties officeooo:rsid="012810a2"/>
    </style:style>
    <style:style style:name="T164" style:family="text">
      <style:text-properties officeooo:rsid="01345b8d"/>
    </style:style>
    <style:style style:name="T165" style:family="text">
      <style:text-properties officeooo:rsid="0135e123"/>
    </style:style>
    <style:style style:name="T166" style:family="text">
      <style:text-properties officeooo:rsid="013abbb7"/>
    </style:style>
    <style:style style:name="T167" style:family="text">
      <style:text-properties officeooo:rsid="013d4839"/>
    </style:style>
    <style:style style:name="T168" style:family="text">
      <style:text-properties officeooo:rsid="013e5587"/>
    </style:style>
    <style:style style:name="T169" style:family="text">
      <style:text-properties officeooo:rsid="01425485"/>
    </style:style>
    <style:style style:name="T170" style:family="text">
      <style:text-properties officeooo:rsid="01467413"/>
    </style:style>
    <style:style style:name="T171" style:family="text">
      <style:text-properties officeooo:rsid="0147f0ae"/>
    </style:style>
    <style:style style:name="T172" style:family="text">
      <style:text-properties officeooo:rsid="014d5334"/>
    </style:style>
    <style:style style:name="T173" style:family="text">
      <style:text-properties officeooo:rsid="014f693c"/>
    </style:style>
    <style:style style:name="T174" style:family="text">
      <style:text-properties officeooo:rsid="0153f85d"/>
    </style:style>
    <style:style style:name="T175" style:family="text">
      <style:text-properties officeooo:rsid="0157e8c7"/>
    </style:style>
    <style:style style:name="T176" style:family="text">
      <style:text-properties officeooo:rsid="015ebd48"/>
    </style:style>
    <style:style style:name="T177" style:family="text">
      <style:text-properties officeooo:rsid="01601808"/>
    </style:style>
    <style:style style:name="T178" style:family="text">
      <style:text-properties officeooo:rsid="01624503"/>
    </style:style>
    <style:style style:name="T179" style:family="text">
      <style:text-properties officeooo:rsid="0162d973"/>
    </style:style>
    <style:style style:name="T180" style:family="text">
      <style:text-properties officeooo:rsid="016c3a02"/>
    </style:style>
    <style:style style:name="T181" style:family="text">
      <style:text-properties officeooo:rsid="01700067"/>
    </style:style>
    <style:style style:name="T182" style:family="text">
      <style:text-properties officeooo:rsid="01736af5"/>
    </style:style>
    <style:style style:name="T183" style:family="text">
      <style:text-properties officeooo:rsid="017519e6"/>
    </style:style>
    <style:style style:name="T184" style:family="text">
      <style:text-properties officeooo:rsid="017677a2"/>
    </style:style>
    <style:style style:name="T185" style:family="text">
      <style:text-properties officeooo:rsid="01769c53"/>
    </style:style>
    <style:style style:name="T186" style:family="text">
      <style:text-properties officeooo:rsid="017a5bd6"/>
    </style:style>
    <style:style style:name="T187" style:family="text">
      <style:text-properties fo:font-weight="normal" style:font-weight-asian="normal" style:font-weight-complex="normal"/>
    </style:style>
    <style:style style:name="T188" style:family="text">
      <style:text-properties fo:font-weight="normal" officeooo:rsid="01a16a0c" style:font-weight-asian="normal" style:font-weight-complex="normal"/>
    </style:style>
    <style:style style:name="T189" style:family="text">
      <style:text-properties fo:font-weight="normal" officeooo:rsid="01a550dc" style:font-weight-asian="normal" style:font-weight-complex="normal"/>
    </style:style>
    <style:style style:name="T190" style:family="text">
      <style:text-properties fo:font-weight="normal" officeooo:rsid="01a72fb9" style:font-weight-asian="normal" style:font-weight-complex="normal"/>
    </style:style>
    <style:style style:name="T191" style:family="text">
      <style:text-properties fo:font-weight="normal" officeooo:rsid="01a7d3ab" style:font-weight-asian="normal" style:font-weight-complex="normal"/>
    </style:style>
    <style:style style:name="T192" style:family="text">
      <style:text-properties fo:font-weight="normal" officeooo:rsid="01a81670" style:font-weight-asian="normal" style:font-weight-complex="normal"/>
    </style:style>
    <style:style style:name="T193" style:family="text">
      <style:text-properties fo:font-weight="normal" officeooo:rsid="01abca2f" style:font-weight-asian="normal" style:font-weight-complex="normal"/>
    </style:style>
    <style:style style:name="T194" style:family="text">
      <style:text-properties fo:font-weight="normal" officeooo:rsid="01ad8ae8" style:font-weight-asian="normal" style:font-weight-complex="normal"/>
    </style:style>
    <style:style style:name="T195" style:family="text">
      <style:text-properties style:font-name="FreeMono" fo:font-style="normal" style:font-style-asian="normal" style:font-style-complex="normal"/>
    </style:style>
    <style:style style:name="T196" style:family="text">
      <style:text-properties style:font-name="FreeMono" fo:font-style="normal" officeooo:rsid="040c3873" style:font-style-asian="normal" style:font-style-complex="normal"/>
    </style:style>
    <style:style style:name="T197" style:family="text">
      <style:text-properties style:font-name="FreeMono" fo:font-style="normal" officeooo:rsid="040d6b00" style:font-style-asian="normal" style:font-style-complex="normal"/>
    </style:style>
    <style:style style:name="T198" style:family="text">
      <style:text-properties style:font-name="FreeMono" fo:font-style="normal" officeooo:rsid="01aa923c" style:font-style-asian="normal" style:font-style-complex="normal"/>
    </style:style>
    <style:style style:name="T199" style:family="text">
      <style:text-properties style:font-name="FreeMono" fo:font-style="normal" officeooo:rsid="01abff11" style:font-style-asian="normal" style:font-style-complex="normal"/>
    </style:style>
    <style:style style:name="T200" style:family="text">
      <style:text-properties style:font-name="FreeMono" fo:font-style="normal" officeooo:rsid="01aee70e" style:font-style-asian="normal" style:font-style-complex="normal"/>
    </style:style>
    <style:style style:name="T201" style:family="text">
      <style:text-properties style:font-name="FreeMono" fo:font-style="normal" officeooo:rsid="01af9bed" style:font-style-asian="normal" style:font-style-complex="normal"/>
    </style:style>
    <style:style style:name="T202" style:family="text">
      <style:text-properties style:font-name="FreeMono" fo:font-style="normal" officeooo:rsid="01afa35d" style:font-style-asian="normal" style:font-style-complex="normal"/>
    </style:style>
    <style:style style:name="T203" style:family="text">
      <style:text-properties style:font-name="FreeMono" fo:font-style="normal" officeooo:rsid="00667328" style:font-style-asian="normal" style:font-style-complex="normal"/>
    </style:style>
    <style:style style:name="T204" style:family="text">
      <style:text-properties style:font-name="FreeMono" fo:font-style="normal" officeooo:rsid="00954616" style:font-style-asian="normal" style:font-style-complex="normal"/>
    </style:style>
    <style:style style:name="T205" style:family="text">
      <style:text-properties style:font-name="FreeMono" fo:font-style="normal" officeooo:rsid="007c4529" style:font-style-asian="normal" style:font-style-complex="normal"/>
    </style:style>
    <style:style style:name="T206" style:family="text">
      <style:text-properties style:font-name="FreeMono" fo:font-style="normal" officeooo:rsid="0068fa33" style:font-style-asian="normal" style:font-style-complex="normal"/>
    </style:style>
    <style:style style:name="T207" style:family="text">
      <style:text-properties style:font-name="FreeMono" fo:font-style="normal" officeooo:rsid="01df167e" style:font-style-asian="normal" style:font-style-complex="normal"/>
    </style:style>
    <style:style style:name="T208" style:family="text">
      <style:text-properties style:font-name="FreeMono" fo:font-style="normal" fo:font-weight="normal" officeooo:rsid="01aa923c" style:font-style-asian="normal" style:font-weight-asian="normal" style:font-style-complex="normal" style:font-weight-complex="normal"/>
    </style:style>
    <style:style style:name="T209" style:family="text">
      <style:text-properties officeooo:rsid="01814f6f"/>
    </style:style>
    <style:style style:name="T210" style:family="text">
      <style:text-properties officeooo:rsid="01840d0d"/>
    </style:style>
    <style:style style:name="T211" style:family="text">
      <style:text-properties officeooo:rsid="01862b15"/>
    </style:style>
    <style:style style:name="T212" style:family="text">
      <style:text-properties officeooo:rsid="018c1a13"/>
    </style:style>
    <style:style style:name="T213" style:family="text">
      <style:text-properties officeooo:rsid="0190e08f"/>
    </style:style>
    <style:style style:name="T214" style:family="text">
      <style:text-properties officeooo:rsid="01919baf"/>
    </style:style>
    <style:style style:name="T215" style:family="text">
      <style:text-properties officeooo:rsid="019b5efb"/>
    </style:style>
    <style:style style:name="T216" style:family="text">
      <style:text-properties officeooo:rsid="01a72fb9"/>
    </style:style>
    <style:style style:name="T217" style:family="text">
      <style:text-properties officeooo:rsid="01b348b0"/>
    </style:style>
    <style:style style:name="T218" style:family="text">
      <style:text-properties officeooo:rsid="01b4ad21"/>
    </style:style>
    <style:style style:name="T219" style:family="text">
      <style:text-properties officeooo:rsid="01b8f223"/>
    </style:style>
    <style:style style:name="T220" style:family="text">
      <style:text-properties officeooo:rsid="01bdbe10"/>
    </style:style>
    <style:style style:name="T221" style:family="text">
      <style:text-properties fo:font-variant="normal" fo:text-transform="none" fo:color="#000000" style:font-name="FreeMono" fo:font-size="15pt" fo:letter-spacing="normal" fo:font-weight="normal"/>
    </style:style>
    <style:style style:name="T222" style:family="text">
      <style:text-properties fo:font-variant="normal" fo:text-transform="none" fo:color="#000000" fo:font-size="15pt" fo:letter-spacing="normal" fo:font-weight="normal"/>
    </style:style>
    <style:style style:name="T223" style:family="text">
      <style:text-properties officeooo:rsid="01c3d164"/>
    </style:style>
    <style:style style:name="T224" style:family="text">
      <style:text-properties officeooo:rsid="01c45c20"/>
    </style:style>
    <style:style style:name="T225" style:family="text">
      <style:text-properties officeooo:rsid="04730423"/>
    </style:style>
    <style:style style:name="T226" style:family="text">
      <style:text-properties officeooo:rsid="00954616"/>
    </style:style>
    <style:style style:name="T227" style:family="text">
      <style:text-properties officeooo:rsid="044a7ace"/>
    </style:style>
    <style:style style:name="T228" style:family="text">
      <style:text-properties officeooo:rsid="044bdc5f"/>
    </style:style>
    <style:style style:name="T229" style:family="text">
      <style:text-properties officeooo:rsid="006b71d5"/>
    </style:style>
    <style:style style:name="T230" style:family="text">
      <style:text-properties officeooo:rsid="0085617f"/>
    </style:style>
    <style:style style:name="T231" style:family="text">
      <style:text-properties officeooo:rsid="007cc60d"/>
    </style:style>
    <style:style style:name="T232" style:family="text">
      <style:text-properties officeooo:rsid="00829a0a"/>
    </style:style>
    <style:style style:name="T233" style:family="text">
      <style:text-properties officeooo:rsid="00838c0a"/>
    </style:style>
    <style:style style:name="T234" style:family="text">
      <style:text-properties officeooo:rsid="0461662f"/>
    </style:style>
    <style:style style:name="T235" style:family="text">
      <style:text-properties officeooo:rsid="0087d77a"/>
    </style:style>
    <style:style style:name="T236" style:family="text">
      <style:text-properties officeooo:rsid="04545a66"/>
    </style:style>
    <style:style style:name="T237" style:family="text">
      <style:text-properties officeooo:rsid="0097ede1"/>
    </style:style>
    <style:style style:name="T238" style:family="text">
      <style:text-properties officeooo:rsid="045863b7"/>
    </style:style>
    <style:style style:name="T239" style:family="text">
      <style:text-properties officeooo:rsid="009ebd85"/>
    </style:style>
    <style:style style:name="T240" style:family="text">
      <style:text-properties officeooo:rsid="01c63e62"/>
    </style:style>
    <style:style style:name="T241" style:family="text">
      <style:text-properties officeooo:rsid="01c95328"/>
    </style:style>
    <style:style style:name="T242" style:family="text">
      <style:text-properties officeooo:rsid="01c9ea55"/>
    </style:style>
    <style:style style:name="T243" style:family="text">
      <style:text-properties officeooo:rsid="01ce83d7"/>
    </style:style>
    <style:style style:name="T244" style:family="text">
      <style:text-properties officeooo:rsid="01cf5bb3"/>
    </style:style>
    <style:style style:name="T245" style:family="text">
      <style:text-properties officeooo:rsid="01d47707"/>
    </style:style>
    <style:style style:name="T246" style:family="text">
      <style:text-properties officeooo:rsid="01d72f44"/>
    </style:style>
    <style:style style:name="T247" style:family="text">
      <style:text-properties officeooo:rsid="01d8fa06"/>
    </style:style>
    <style:style style:name="T248" style:family="text">
      <style:text-properties officeooo:rsid="01da986b"/>
    </style:style>
    <style:style style:name="T249" style:family="text">
      <style:text-properties officeooo:rsid="01df5b85"/>
    </style:style>
    <style:style style:name="T250" style:family="text">
      <style:text-properties officeooo:rsid="01e19f0f"/>
    </style:style>
    <style:style style:name="T251" style:family="text">
      <style:text-properties officeooo:rsid="01e7af3e"/>
    </style:style>
    <style:style style:name="T252" style:family="text">
      <style:text-properties officeooo:rsid="01e9f326"/>
    </style:style>
    <style:style style:name="T253" style:family="text">
      <style:text-properties officeooo:rsid="01efc2d2"/>
    </style:style>
    <style:style style:name="T254" style:family="text">
      <style:text-properties officeooo:rsid="01f38b3c"/>
    </style:style>
    <style:style style:name="T255" style:family="text">
      <style:text-properties officeooo:rsid="01f40d4c"/>
    </style:style>
    <style:style style:name="T256" style:family="text">
      <style:text-properties officeooo:rsid="0152f62e"/>
    </style:style>
    <style:style style:name="T257" style:family="text">
      <style:text-properties officeooo:rsid="014d321f"/>
    </style:style>
    <style:style style:name="T258" style:family="text">
      <style:text-properties officeooo:rsid="00fe7124"/>
    </style:style>
    <style:style style:name="T259" style:family="text">
      <style:text-properties officeooo:rsid="011d034a"/>
    </style:style>
    <style:style style:name="T260" style:family="text">
      <style:text-properties officeooo:rsid="011e88ed"/>
    </style:style>
    <style:style style:name="T261" style:family="text">
      <style:text-properties officeooo:rsid="010040e5"/>
    </style:style>
    <style:style style:name="T262" style:family="text">
      <style:text-properties officeooo:rsid="010eb8c1"/>
    </style:style>
    <style:style style:name="T263" style:family="text">
      <style:text-properties officeooo:rsid="010bcba6" style:font-style-asian="normal" style:font-style-complex="normal"/>
    </style:style>
    <style:style style:name="T264" style:family="text">
      <style:text-properties officeooo:rsid="011116f0"/>
    </style:style>
    <style:style style:name="T265" style:family="text">
      <style:text-properties officeooo:rsid="012a8fcd"/>
    </style:style>
    <style:style style:name="T266" style:family="text">
      <style:text-properties officeooo:rsid="01150085"/>
    </style:style>
    <style:style style:name="T267" style:family="text">
      <style:text-properties officeooo:rsid="011503bc"/>
    </style:style>
    <style:style style:name="T268" style:family="text">
      <style:text-properties officeooo:rsid="014f5f95"/>
    </style:style>
    <style:style style:name="T269" style:family="text">
      <style:text-properties officeooo:rsid="014e0dc8"/>
    </style:style>
    <style:style style:name="T270" style:family="text">
      <style:text-properties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ART I: The Telegraph</text:p>
      <text:p text:style-name="P3"/>
      <text:p text:style-name="P3">SOME GRABBING ANECDOTE</text:p>
      <text:p text:style-name="P3"/>
      <text:p text:style-name="P24">Chapter 1 <text:span text:style-name="T7">Communication at a distance</text:span></text:p>
      <text:p text:style-name="P1"/>
      <text:p text:style-name="P2">Decades before the invention of the electrical telegraph <text:span text:style-name="T5">that brought near-instantaneous communication to the Victorian world</text:span>, the word ``telegraph'' was already in widespread use, <text:span text:style-name="T5">having been coined by a French inventor named Claude Chappe to describe a network of towers that was also used to relay information.</text:span> Much like signal fires that have been used since an<text:span text:style-name="T1">tiquity</text:span> to convey <text:span text:style-name="T5">simple</text:span>, this \emph{optical telegraph} required no wires at all, <text:span text:style-name="T5">as it</text:span> instead relied on ordinary sight. In the section that follows we will explore a few different sight-based communication systems <text:span text:style-name="T111">and in doing so lay some fundamental groundwork for understanding communication systems in general.</text:span></text:p>
      <text:p text:style-name="P2"/>
      <text:p text:style-name="P25">1.1 Telecommunications using plain sight</text:p>
      <text:p text:style-name="P4"/>
      <text:p text:style-name="P5">Suppose you decide to play a game of catch with your friend Mary. After throwing back and forth a little, the inner athlete in Mary takes over and she decides just throwing the ball around is too boring -- she wants to practice some drills.</text:p>
      <text:p text:style-name="P5"/>
      <text:p text:style-name="P5">You're too far apart to yell at each other, so she waves you over. Soon she is excitedly describing her workout plan to you: for each throw, she is going to tell you for each throw whether she wants a high ball, or a fast line drive ball thrown hard, and your job is to deliver these balls. The point of the exercise isn't to surprise her -- she prefers to know what is coming -- but to deliver the throws she wants as accurately as possible.</text:p>
      <text:p text:style-name="P5"/>
      <text:p text:style-name="P5">You grumble to yourself about Mary's inability to just have fun without making activities so competitive, but know that it would be futile to resist. And besides, you have a much more practical question in front of you: how is she going to indicate if she wants a high ball or a low ball? After all, she's far enough away that shouting is no use. The two of you briefly consider having her hold up one finger for a high ball, and two for a low ball, but quickly realize it will be hard to discern the number of fingers she's holding up from a distance.</text:p>
      <text:p text:style-name="P5"/>
      <text:p text:style-name="P5"><text:span text:style-name="T112">It doesn't take long for the two of you to devise a</text:span> system. She will raise her right arm straight up in indicate that she wants a high ball thrown, and will put her right arm straight out sideways for a low ball:</text:p>
      <text:p text:style-name="P5"/>
      <text:p text:style-name="P5">[FIGURE]</text:p>
      <text:p text:style-name="P5"/>
      <text:p text:style-name="P5">It takes a little getting used to, but you pick up the system and once again settle into a rhythm, having hopefully satiated your throwing partner's lust for pushing her body to the limit. You then start to wonder if you could extend your system even further. Is there a limit to how much information you can convey with just two arms?</text:p>
      <text:p text:style-name="P5"><text:soft-page-break/></text:p>
      <text:p text:style-name="P5">After thinking through it a bit more, you realize that if you could represent every letter of the alphabet via a different set of arm positions, then you could signal letters, one at a time, and communicate entire sentences back and forth. It's not too difficult to come up with such a system:</text:p>
      <text:p text:style-name="P5"/>
      <text:p text:style-name="P5">\begin{figure}[H]</text:p>
      <text:p text:style-name="P5">\centering</text:p>
      <text:p text:style-name="P5">\includegraphics[width=0.9\linewidth]{semaphore_flags}</text:p>
      <text:p text:style-name="P5">\end{figure}</text:p>
      <text:p text:style-name="P5"/>
      <text:p text:style-name="P5">Here we display one possible system where the person signaling holds flags for extra emphasis so that the arm positions can be seen from far away.</text:p>
      <text:p text:style-name="P5"/>
      <text:p text:style-name="P5">Using this system, you could compose a message (``hey Mary, let's stop being so intense when we play catch''), and pass that message to Mary one letter at a time encoded via your arm signaling system, who in turn could decode it and understand the message.</text:p>
      <text:p text:style-name="P5"/>
      <text:p text:style-name="P6">This system is an example of what <text:span text:style-name="T112">is called </text:span>a \emph{semaphore system} of communication. <text:span text:style-name="T113">While it may not seem that groundbreaking or useful for your game of catch, the core idea of transmitting symbols is the essence of all digital communication.</text:span></text:p>
      <text:p text:style-name="P6"/>
      <text:p text:style-name="P83">Now <text:span text:style-name="T114">is there any way for us to extend this idea to quickly transfer information across dozens or even hundreds of miles?</text:span></text:p>
      <text:p text:style-name="P83"/>
      <text:p text:style-name="P84">The key insight is that to turn this basic semaphore system into something useful, we will need a \emph{network} of relay stations, each passing a message along to the next faster than any horse could ride.</text:p>
      <text:p text:style-name="P84"/>
      <text:p text:style-name="P84">[graphic]</text:p>
      <text:p text:style-name="P5"/>
      <text:p text:style-name="P7">Even those in the ancient world <text:span text:style-name="T115">understood that this was</text:span> <text:span text:style-name="T6">a conceptually sound design.</text:span></text:p>
      <text:p text:style-name="P7"/>
      <text:p text:style-name="P8">[INSERT QUOTE <text:span text:style-name="T113">FROM THE INFORMATION</text:span>]</text:p>
      <text:p text:style-name="P85"/>
      <text:p text:style-name="P86">Of course, theorizing this is one thing, but <text:span text:style-name="T116">putting such an expensive system into practice is quite another. For hundreds of years it seemed out of reach, until the stars aligned in France in the 1790s when an inventor named Claude Chappe was able to champion and build a working telegraph network, and in the process coined the name \emph{telegraph}, which translates to English as ``far writer.''</text:span></text:p>
      <text:p text:style-name="P86"/>
      <text:p text:style-name="P26">1.2 The Chappe System</text:p>
      <text:p text:style-name="P8"/>
      <text:p text:style-name="P9">If the idea of using a network of stations to relay information had been around for millenia, why did it take so long to start laying the stones and bricks to make it a reality?</text:p>
      <text:p text:style-name="P9"/>
      <text:p text:style-name="P10">The reasons are <text:span text:style-name="T117">primarily</text:span> economic. <text:span text:style-name="T156">A century before Chappe was devising systems for towers to communicate, in 1684, t</text:span>he British <text:soft-page-break/><text:span text:style-name="T117">thinker</text:span> Robert Hooke wrote out a detailed proposal <text:span text:style-name="T8">for a system of communication at a distance</text:span>, but the proposal languished <text:span text:style-name="T118">and was never implemented.</text:span></text:p>
      <text:p text:style-name="P12"/>
      <text:p text:style-name="P13">To get a sense of the economics at play, let's say one wanted to be able to send and receive messages from 300 miles away – roughly the distance from Paris to Lyon, or Philadelphia to Boston. Supposing intermediate stations were <text:span text:style-name="T10">10</text:span> miles apart, the cost of building the network would be the cost of building and maintaining <text:span text:style-name="T10">3</text:span>0 stations: <text:span text:style-name="T118">that meant building 30 expensive buildings, and employing perhaps 60 human beings or more to manage the buildings and relay messages. Moreover the cost is pretty much all up front: it takes many stations to be built before information can usefully travel from large city centers. </text:span></text:p>
      <text:p text:style-name="P13"/>
      <text:p text:style-name="P13"><text:span text:style-name="T118">This was too high a price </text:span>for <text:span text:style-name="T157">the</text:span> English government of the late 17<text:span text:style-name="T2">th</text:span> century to spend on an unproven idea <text:span text:style-name="T10">without any critical use cases. But a hundred years later when Chappe was (re)inventing his optical telegraph, revolutionary France was embroiled in intense international military conflict. In this context, not only did instability of the revolution encourage spikes in short-term spending by those in power looking out for their own interests, but the \emph{value} of being able to transmit and receive information quickly had also skyrocketed for a military waging fast-paced wars on multiple fronts.</text:span></text:p>
      <text:p text:style-name="P11"/>
      <text:p text:style-name="P14">This made the government receptive to the ideas of the young <text:span text:style-name="T119">entrepreneurial </text:span>Chappe<text:span text:style-name="T11">, who furiously iterated on the design of his towers.</text:span></text:p>
      <text:p text:style-name="P14"/>
      <text:p text:style-name="P16"><text:span text:style-name="T119">Chappe's challenge was to figure out the nitty gritty details:</text:span> how were two <text:span text:style-name="T12">relay stations</text:span> going to actually communicate? Chappe tried <text:span text:style-name="T12">a variety of </text:span>systems, <text:span text:style-name="T12">some rather elaborate</text:span> that involved synchronizing the time between two <text:span text:style-name="T12">relay stations. In the end, the simpler solution won out, a trend that we will see continues for centuries.</text:span></text:p>
      <text:p text:style-name="P16"/>
      <text:p text:style-name="P17">The relay stations would be large towers with mechanical arms that could be seen from as far away as possible. In particular, <text:span text:style-name="T9">there were two </text:span>small <text:span text:style-name="T9">arms both connected to a large cross arm:</text:span></text:p>
      <text:p text:style-name="P14"/>
      <text:p text:style-name="P14">\begin{figure}[H]</text:p>
      <text:p text:style-name="P14">\centering</text:p>
      <text:p text:style-name="P14">\includegraphics[width=0.3\linewidth]{chappe_tower}</text:p>
      <text:p text:style-name="P14">\end{figure}</text:p>
      <text:p text:style-name="P14"/>
      <text:p text:style-name="P14">This obelisk was <text:span text:style-name="T12">the first thing to be </text:span>given the name telegraph, which we could translate as ``distant writer.'' Similar to how we used human arms when experimenting with communication earlier, the arms of the tower could be given many different positions, each corresponding to a different letter or phrase. The advantage of the mechanical arms over human ones, of course, is that the arms on the tower are much larger and hence can be seen from further away.</text:p>
      <text:p text:style-name="P14"/>
      <text:p text:style-name="P18">Since this first telegraph was <text:span text:style-name="T14">to be used for</text:span> strictly military <text:span text:style-name="T14">purposes</text:span>, <text:span text:style-name="T13">the meaning of the arm positions emanating from the towers was to be kept secret. In fact, even the operators of towers often </text:span><text:soft-page-break/><text:span text:style-name="T13">were simply mimicking the arm positions of the transmitting tower, without knowing the meaning of the message contained within that series of arm positions. [CITE]</text:span></text:p>
      <text:p text:style-name="P18"/>
      <text:p text:style-name="P15"><text:span text:style-name="T15">T</text:span>he first line <text:span text:style-name="T15">of these towers </text:span>between Paris and the town of Lille was completed in 1792 and <text:span text:style-name="T120">given the military usefulness, </text:span>within a few years, th<text:span text:style-name="T120">e</text:span> telegraph network spanned much of France:</text:p>
      <text:p text:style-name="P14"/>
      <text:p text:style-name="P14">\begin{figure}[H]</text:p>
      <text:p text:style-name="P14">\centering</text:p>
      <text:p text:style-name="P14">\includegraphics[width=0.5\linewidth]{chappe_network}</text:p>
      <text:p text:style-name="P14">\end{figure}</text:p>
      <text:p text:style-name="P14"/>
      <text:p text:style-name="P14">This was the world's first <text:span text:style-name="T16">formal </text:span>telecommunications (``distant communication'') network, and it required no wires at all.</text:p>
      <text:p text:style-name="P14"/>
      <text:p text:style-name="P14">The network in France was copied in other countries, as telegraph towers started appearing all over. Indeed, if you live in a <text:span text:style-name="T121">hilly</text:span> city, you may have a neighborhood nearby called something like \emph{telegraph hill}; this name is derived from the hills upon which optical telegraphs were placed <text:span text:style-name="T121">to maximize visibility</text:span>.</text:p>
      <text:p text:style-name="P14"/>
      <text:p text:style-name="P27">1.3 A System of Lights</text:p>
      <text:p text:style-name="P19"/>
      <text:p text:style-name="P22">Chappe's <text:span text:style-name="T17">large mechanical arm positions provide</text:span> one way to communicate effectively at a distance, <text:span text:style-name="T121">mimicking the game of catch we played earlier with Mary.</text:span></text:p>
      <text:p text:style-name="P22"/>
      <text:p text:style-name="P22"><text:span text:style-name="T121">In this section, let's briefly consider another method of communication using light. </text:span>Suppose that your football-playing friend Mary lives several miles away on a hill which is clearly visible from your house. Just after your game of ``catch,'' as you are about to part ways, Mary extends you an open invitation to dinner for being such an excellent quarterback. She tells you to come any night that you would like -- how nice of her!</text:p>
      <text:p text:style-name="P20"/>
      <text:p text:style-name="P20">Unfortunately, there is a catch. Mary prefers a quiet life and so has no phone or Internet connection. She assures you that she will be reliably cooking every night, and that if you show up around 8 o'clock in the evening, you will be able to enjoy whatever she has prepared and there is no need to let her know in advance that you'll be joining.</text:p>
      <text:p text:style-name="P20"/>
      <text:p text:style-name="P20">But alas, you are a vegetarian, and Mary sometimes likes to cook meat. While you enjoy Mary's company, it's definitely not worth a forty five minute hike to her house unless you know Mary has cooked a meal you can enjoy.</text:p>
      <text:p text:style-name="P20"/>
      <text:p text:style-name="P20">How can Mary communicate to you so that you know whether or not to come? <text:span text:style-name="T122">Building a tower is too much work, and you couldn't see it in the dark anyway.</text:span></text:p>
      <text:p text:style-name="P20"/>
      <text:p text:style-name="P23"><text:span text:style-name="T122">But just as you are about to give up</text:span>, Mary remembers that she has a huge bright light on her roof that when turned on is visible to you from your house. <text:span text:style-name="T122">(Light bulbs were not invented until the late 1800s, so this was not available to Chappe.)</text:span> If she is cooking a meal with <text:soft-page-break/>meat, she will shine the light and leave it on all evening. That way you will know that if you see the light on, you should avoid coming over.</text:p>
      <text:p text:style-name="P20"/>
      <text:p text:style-name="P20">How does this simple communication system work? There are only two possible configurations for the light: on or off. Let's name the light being on as $1$ and the light being off as $0$:</text:p>
      <text:p text:style-name="P20"/>
      <text:p text:style-name="P20">\begin{figure}[H]</text:p>
      <text:p text:style-name="P20">\centering</text:p>
      <text:p text:style-name="P20">\begin{minipage}{.5\textwidth}</text:p>
      <text:p text:style-name="P20"><text:s text:c="2"/>\centering</text:p>
      <text:p text:style-name="P20"><text:s text:c="2"/>\includegraphics[width=.5\linewidth]{house_on_hill_0}</text:p>
      <text:p text:style-name="P20"><text:s text:c="2"/>\captionof{figure}{``0'' (light off)}</text:p>
      <text:p text:style-name="P20">\end{minipage}%</text:p>
      <text:p text:style-name="P20">\begin{minipage}{.5\textwidth}</text:p>
      <text:p text:style-name="P20"><text:s text:c="2"/>\centering</text:p>
      <text:p text:style-name="P20"><text:s text:c="2"/>\includegraphics[width=.5\linewidth]{house_on_hill_1}</text:p>
      <text:p text:style-name="P20"><text:s text:c="2"/>\captionof{figure}{``1'' (light on)}</text:p>
      <text:p text:style-name="P20">\end{minipage}</text:p>
      <text:p text:style-name="P20">\end{figure}</text:p>
      <text:p text:style-name="P20"/>
      <text:p text:style-name="P20">We can write our simple system as follows:</text:p>
      <text:p text:style-name="P20"/>
      <text:p text:style-name="P20">\begin{align*}</text:p>
      <text:p text:style-name="P20"><text:tab/>0&amp;: \text{no meat} \\</text:p>
      <text:p text:style-name="P20"><text:tab/>1&amp;: \text{meat}</text:p>
      <text:p text:style-name="P20">\end{align*}</text:p>
      <text:p text:style-name="P20"/>
      <text:p text:style-name="P20">This works great as a system for Mary to message you about dinner, but now there's a twist -- you have a mutual friend Fred who cannot consume dairy, but does enjoy meat. In order for the system to work for both you and Fred, Mary now has to broadcast whether or not the meal being prepared that night contains meat (for you) and whether or not the meal contains dairy (for Fred). The solution is easy enough: Mary installs a second bright light, clearly distinguishable from the first. The second light is on if and only if the meal has dairy. So now when you or Fred look on Mary's house on the hill there are 4 possible configurations:</text:p>
      <text:p text:style-name="P20"/>
      <text:p text:style-name="P20">\begin{align*}</text:p>
      <text:p text:style-name="P20"><text:tab/>00&amp;: \text{no meat, no dairy} \\</text:p>
      <text:p text:style-name="P20"><text:tab/>01&amp;: \text{no meat, dairy} \\</text:p>
      <text:p text:style-name="P20"><text:tab/>10&amp;: \text{meat, no dairy} \\</text:p>
      <text:p text:style-name="P20"><text:tab/>11&amp;: \text{meat, dairy}</text:p>
      <text:p text:style-name="P20">\end{align*}</text:p>
      <text:p text:style-name="P20"/>
      <text:p text:style-name="P20">\begin{figure}[H]</text:p>
      <text:p text:style-name="P20">\captionsetup{labelformat=empty}</text:p>
      <text:p text:style-name="P20">\centering</text:p>
      <text:p text:style-name="P20">\includegraphics[width=0.25\linewidth]{house_on_hill_01}</text:p>
      <text:p text:style-name="P20">\captionof{figure}{Example of one possible configuration ``01'' (first light off, second light on)}</text:p>
      <text:p text:style-name="P20">\end{figure}</text:p>
      <text:p text:style-name="P20"/>
      <text:p text:style-name="P20">As we've seen, by combining 2 lights we can display 4 possible <text:soft-page-break/>configurations. What happens when we add another friend to the mix, with an aversion to gluten? With 3 lights, how many possible configurations can we display? For each of the possible configurations we've already listed above, the third light can either be on or off, effectively doubling the number of possible configurations.</text:p>
      <text:p text:style-name="P20"/>
      <text:p text:style-name="P20">\begin{align*}</text:p>
      <text:p text:style-name="P20"><text:tab/>0\quad00&amp;: \text{no gluten, no meat, no dairy} \\</text:p>
      <text:p text:style-name="P20"><text:tab/>0\quad 01&amp;: \text{no gluten, no meat, dairy} \\</text:p>
      <text:p text:style-name="P20"><text:tab/>0\quad 10&amp;: \text{no gluten, meat, no dairy} \\</text:p>
      <text:p text:style-name="P20"><text:tab/>0\quad 11&amp;: \text{no gluten, meat, dairy} \\</text:p>
      <text:p text:style-name="P20"><text:s text:c="10"/>\\</text:p>
      <text:p text:style-name="P20"><text:tab/>1\quad 00&amp;: \text{gluten, no meat, no dairy} \\</text:p>
      <text:p text:style-name="P20"><text:tab/>1\quad 01&amp;: \text{gluten, no meat, dairy} \\</text:p>
      <text:p text:style-name="P20"><text:tab/>1\quad 10&amp;: \text{gluten, meat, no dairy} \\</text:p>
      <text:p text:style-name="P20"><text:tab/>1\quad 11&amp;: \text{gluten, meat, dairy}</text:p>
      <text:p text:style-name="P20">\end{align*}</text:p>
      <text:p text:style-name="P20"/>
      <text:p text:style-name="P20">Hopefully you are starting to see a pattern. With every light we add, we double the number of possible configurations that can be displayed.</text:p>
      <text:p text:style-name="P20"/>
      <text:p text:style-name="P20">\begin{align*}</text:p>
      <text:p text:style-name="P20">1 \text{ light} &amp;= 2 \text{ configurations} \\</text:p>
      <text:p text:style-name="P20">2 \text{ lights} &amp;= 2*2 = 4 \text{ configurations} \\</text:p>
      <text:p text:style-name="P20">3 \text{ lights} &amp;= 2*2*2 = 8 \text{ configurations} \\</text:p>
      <text:p text:style-name="P20">4 \text{ lights} &amp;= 2*2*2*2 = 16 \text{ configurations} \\</text:p>
      <text:p text:style-name="P20">5 \text{ lights} &amp;= 2*2*2*2*2 = 32 \text{ configurations} \\</text:p>
      <text:p text:style-name="P20">6 \text{ lights} &amp;= 2*2*2*2*2*2 = 64 \text{ configurations} \\</text:p>
      <text:p text:style-name="P20">7 \text{ lights} &amp;= 2*2*2*2*2*2*2 = 128 \text{ configurations} \\</text:p>
      <text:p text:style-name="P20">8 \text{ lights} &amp;= 2*2*2*2*2*2*2*2 = 256 \text{ configurations} \\</text:p>
      <text:p text:style-name="P20">9 \text{ lights} &amp;= 2*2*2*2*2*2*2*2*2 = 512 \text{ configurations} \\</text:p>
      <text:p text:style-name="P20">&amp;\text{etc}</text:p>
      <text:p text:style-name="P20">\end{align*}</text:p>
      <text:p text:style-name="P20"/>
      <text:p text:style-name="P21">Written more concisely, we have just seen that if we have some number $n$ lights, then we can display $2^n$ possible configurations. </text:p>
      <text:p text:style-name="P21"/>
      <text:p text:style-name="P32"><text:span text:style-name="T20">There are many more questions we might want to answer about our system of lights. </text:span>What messages can <text:span text:style-name="T19">be sent</text:span> with these lights? What about just a single light? <text:span text:style-name="T19">How fast can information be transmitted? What if a light is burned out? We will return to these questions in time, but first let's travel back to the early 1800s, when people were only first starting to understand the power of electricity.</text:span></text:p>
      <text:p text:style-name="P20"/>
      <text:p text:style-name="P28"><text:span text:style-name="T18">Chapter 2</text:span> The electrical telegraph</text:p>
      <text:p text:style-name="P28"/>
      <text:p text:style-name="P33"><text:span text:style-name="T33">S</text:span>o far we've talked about two systems for communicating at a distance: the optical telegraph system, and the system of lights on top of Mary's house. One major limitation of both of those systems is that they rely on line of sight. What happens if it gets foggy? Or if you want to communicate across a large body of water that doesn't allow for the construction of towers along the way?</text:p>
      <text:p text:style-name="P33"/>
      <text:p text:style-name="P36">The electrical telegraph solves these problems, providing a more <text:soft-page-break/>robust solution to long distance communication. <text:span text:style-name="T146">Electricity can be made to travel over a wire and this can in turn be used as the fundamental building block of a communication system. This</text:span> approach doesn't have the shortcoming of the line-of-sight approaches – the wire<text:span text:style-name="T147">s</text:span> can snake around large mountains, treacherous deserts, and lie at the bottom of bodies of water. Moreover, <text:span text:style-name="T148">electrical telegraphy</text:span> doesn't require expensive towers to be built and maintained, and wires can fairly easily be repositioned, and so a network based on the electrical telegraph is much less expensive and more flexible <text:span text:style-name="T123">than</text:span> <text:span text:style-name="T123">an</text:span> optical telegraph network.</text:p>
      <text:p text:style-name="P34"/>
      <text:p text:style-name="P34">Given all the advantages of the electrical telegraph, <text:span text:style-name="T21">it is no surprise that shortly after being invented</text:span>, it eclipsed the optical telegraph <text:span text:style-name="T21">as the dominant mechanism for communicating at a distance</text:span>, and nowadays when someone talks about the ``telegraph'' they are almost certainly referring to the electrical telegraph. I will follow this convention, and explicitly use the phrase ``optical telegraph'' when I need to refer to the older line-of-sight-<text:span text:style-name="T22">based</text:span> Chappe technology.</text:p>
      <text:p text:style-name="P33"/>
      <text:p text:style-name="P35">The development of the electrical telegraph occurred in the first half of the 19th century, and relied on advances in battery technology and a steady progression in our ability as human beings to harness the power of electricity in increasingly sophisticated ways. <text:span text:style-name="T124">The telegraph in some sense represents society's first proof of the power of electricity, since it is by most measures the first major technology based on electricity that ordinary people interacted with on a regular basis.</text:span></text:p>
      <text:p text:style-name="P35"/>
      <text:p text:style-name="P35">Like <text:span text:style-name="T23">many</text:span> great inventions, the ideas behind the telegraph were developed more or less independently by more than one person, <text:span text:style-name="T23">and bitter patent lawsuits were not far behind. T</text:span>he man who <text:span text:style-name="T149">has ended up getting</text:span> the majority of the credit as the father of the telegraph is Samuel Morse, a<text:span text:style-name="T125">n American</text:span> painter-turned-inventor who was born in 1792, <text:span text:style-name="T24">right when Chappe was furiously iterating on his towers</text:span>. Morse was unaware of telegraphy <text:span text:style-name="T25">of any sort</text:span> through his early life; he painted portraits through his 30s and only in his 40s turned his attention towards electricity and the idea of creating a system of communication using electricity over a wire. He then obsessively worked on this problem until he eventually developed and popularized the dominant telegraphy system which became the standard for the next sixty years.</text:p>
      <text:p text:style-name="P33"/>
      <text:p text:style-name="P33">Besides Morse, the <text:span text:style-name="T126">other</text:span> prominent pair of inventors were Cooke and Wheatstone, who worked in England, <text:span text:style-name="T126">independently developing their own ideas and systems for how to communicate over a wire</text:span>. Conceptually, all of these people were on a similar track, but Morse's system had certain advantages over that of Cooke and Wheatstone, and eventually even Cooke and Wheatstone agreed that the “Morse system” was superior. [CITE]</text:p>
      <text:p text:style-name="P33"/>
      <text:p text:style-name="P37"><text:span text:style-name="T26">2.1 A </text:span><text:span text:style-name="T27">simple</text:span><text:span text:style-name="T26"> circuit </text:span></text:p>
      <text:p text:style-name="P33"/>
      <text:p text:style-name="P33">An electric telegraph is in essence just a very simple electrical circuit. There is a power source, a switch and a loop of wire connected to an electrical device <text:span text:style-name="T127">that acts as a receiver indicating </text:span><text:soft-page-break/><text:span text:style-name="T127">whether or not electricity is flowing through the circuit</text:span>:</text:p>
      <text:p text:style-name="P33"/>
      <text:p text:style-name="P33">[DIAGRAM]</text:p>
      <text:p text:style-name="P33"/>
      <text:p text:style-name="P33">In the circuit diagram above, the power source is the battery is drawn on the left. It has positive and negative terminals, which we'll talk about in a minute. The little angled line represents a switch. If the switch is open, as it is in the diagram above, electricity does not flow through the circuit. If the switch it closed, on the other hand, then an electric current flows through:</text:p>
      <text:p text:style-name="P33"/>
      <text:p text:style-name="P33">[DIAGRAM]</text:p>
      <text:p text:style-name="P33"/>
      <text:p text:style-name="P38">When electrical current flows through the circuit, <text:span text:style-name="T28">the electrical device on the right hand side has electricity running through it. Typically in elementary electrical engineering textbooks, a lightbulb is used as an illustration of this electrical device indicating that electricity is flowing through a circuit.</text:span></text:p>
      <text:p text:style-name="P38"/>
      <text:p text:style-name="P90">[DIAGRAM]</text:p>
      <text:p text:style-name="P38"/>
      <text:p text:style-name="P39"><text:span text:style-name="T128">Unfortunately for Morse and his peers, there were </text:span>no light bulbs <text:span text:style-name="T128">in the 1830s and 1840s</text:span>, <text:span text:style-name="T29">but there were elementary alternatives serving the same conceptual function as a light bulb.</text:span></text:p>
      <text:p text:style-name="P39"/>
      <text:p text:style-name="P29">2.2 <text:span text:style-name="T32">One</text:span> telegraph <text:span text:style-name="T32">to rule them all</text:span></text:p>
      <text:p text:style-name="P39"/>
      <text:p text:style-name="P41"><text:span text:style-name="T129">While a</text:span>ll electrical telegraphy <text:span text:style-name="T31">developed through the 1840s </text:span>was based on the <text:span text:style-name="T30">paradigm of a simple circuit that we described above</text:span>, <text:span text:style-name="T30">the details varied quite a bit among competing designs. There was not a single telegraph during this period, but rather a plethora of distinct competing experimental systems for communicating over electrical wires.</text:span></text:p>
      <text:p text:style-name="P39"/>
      <text:p text:style-name="P43">Many early designs involved creating one circuit per letter of the alphabet. In England in the late 1830s, Cooke and Wheatstone developed a working prototype of a telegraph that involved six wires. On the receiving end of this telegraph, there were five needles that could be made point to a particular letter.</text:p>
      <text:p text:style-name="P40"/>
      <text:p text:style-name="P42">[INSERT IMAGE]</text:p>
      <text:p text:style-name="P42"/>
      <text:p text:style-name="P45">When the dust settled, however, the telegraph that became the de facto worldwide standard was <text:span text:style-name="T42">an iteration coming from</text:span> Morse <text:span text:style-name="T42">and his collaborators, notably Alfred Vail</text:span>. <text:span text:style-name="T41">As we will see time and time again, simplicity is a major virtue when designing a telecommunications system, and this was an advantage of the Morse telegraph over other early prototypes.</text:span></text:p>
      <text:p text:style-name="P45"/>
      <text:p text:style-name="P57">Let's look in a bit more detail at how the Morse telegraph worked. Here is a representation superimposed on our basic circuit above:</text:p>
      <text:p text:style-name="P44"/>
      <text:p text:style-name="P55">[DIAGRAM]</text:p>
      <text:p text:style-name="P55"/>
      <text:p text:style-name="P56">The circuit was closed by default, which means that electricity was flowing through. Transmission occurred via \emph{telegraph key}, an <text:soft-page-break/>invention of Vail that was essentially just a single button that an operator could press. When pressed, the circuit was opened and <text:span text:style-name="T43">electricity no longer could flow through the wire. When released, electricity resumed.</text:span></text:p>
      <text:p text:style-name="P56"/>
      <text:p text:style-name="P58">[IMAGE OF TELEGRAPH KEY]</text:p>
      <text:p text:style-name="P58"/>
      <text:p text:style-name="P46">Telegraph operators would tap out messages with this single key in a specified manner (which we'll discuss shortly).</text:p>
      <text:p text:style-name="P59"/>
      <text:p text:style-name="P60">On the receiving end, <text:span text:style-name="T44">there was a bit more variance in terms of what gadget was actually used to receive messages over the life of the telegraph. After experimentation with all sorts of receiving devices –- making little marks on paper, making needles point to particular locations, and so on -- the winning gadget employed throughout the peak of the telegraph in the mid to late 1800s was called a \emph{sounder}:</text:span></text:p>
      <text:p text:style-name="P59"/>
      <text:p text:style-name="P61">[IMAGE OF SOUNDER]</text:p>
      <text:p text:style-name="P61"/>
      <text:p text:style-name="P64">This <text:span text:style-name="T108">device </text:span>allowed telegraph operators to listen to clicks and pauses which corresponded <text:span text:style-name="T45">to the pressing and lifting of the telegraph key by the operator at the other end of the line. So we now have a clearer picture of how a telegraph worked: it was essentially a circuit with a key on one end corresponding to a switch and a sounder on the other end that allowed key presses to be heard as clicks.</text:span></text:p>
      <text:p text:style-name="P64"/>
      <text:p text:style-name="P30"><text:span text:style-name="T107">2.3 </text:span>Morse Code</text:p>
      <text:p text:style-name="P48"/>
      <text:p text:style-name="P47"><text:span text:style-name="T96">K</text:span><text:span text:style-name="T92">nowing that someone on the other end of a telegraph line </text:span><text:span text:style-name="T93">hundreds or </text:span><text:span text:style-name="T92">thousands of miles away </text:span><text:span text:style-name="T94">i</text:span><text:span text:style-name="T92">s pressing a key at this </text:span><text:span text:style-name="T95">very</text:span><text:span text:style-name="T92"> moment is a remarkable achievement, but in order for it to be useful for communication, there needs to exist a </text:span><text:span text:style-name="T93">\emph{system}</text:span><text:span text:style-name="T92"> that translates the </text:span><text:span text:style-name="T97">``</text:span><text:span text:style-name="T92">o</text:span><text:span text:style-name="T97">n''</text:span><text:span text:style-name="T92"> and </text:span><text:span text:style-name="T97">``</text:span><text:span text:style-name="T92">off</text:span><text:span text:style-name="T97">''</text:span><text:span text:style-name="T92"> states of the telegraph into useful information.</text:span></text:p>
      <text:p text:style-name="P49"/>
      <text:p text:style-name="P49">We've <text:span text:style-name="T106">discussed</text:span> a couple such systems already, but these relied on line of sight and being able to display lots of information at once, either in the form of varying arm positions or in various lights that are on or off. In this case, we only have <text:span text:style-name="T130">a single</text:span> on <text:span text:style-name="T130">or</text:span> off state <text:span text:style-name="T130">that varies over time</text:span>. How can this be used to convey information?</text:p>
      <text:p text:style-name="P49"/>
      <text:p text:style-name="P51">The system that stuck for telegraphy <text:span text:style-name="T131">is known as</text:span> Morse code. <text:span text:style-name="T131">Morse code</text:span> <text:span text:style-name="T131">enables communication</text:span> by segmenting the raw <text:span text:style-name="T109">``</text:span>o<text:span text:style-name="T109">n''</text:span> and <text:span text:style-name="T109">``</text:span>off<text:span text:style-name="T109">''</text:span> states into <text:span text:style-name="T91">four symbols</text:span>: a dot, a dash, a <text:span text:style-name="T91">short </text:span>pause, <text:span text:style-name="T91">and a long pause</text:span>. A short press of the telegraph key was <text:span text:style-name="T109">called </text:span>a <text:span text:style-name="T109">``</text:span>dot<text:span text:style-name="T109">''</text:span> and a long press of the key was <text:span text:style-name="T109">called </text:span>a <text:span text:style-name="T109">``</text:span>dash<text:span text:style-name="T109">''</text:span>. <text:span text:style-name="T109">Different lengths of</text:span> pause<text:span text:style-name="T91">s were</text:span> necessary to <text:span text:style-name="T109">differentiate a pause between letters from a pause between words.</text:span></text:p>
      <text:p text:style-name="P51"/>
      <text:p text:style-name="P50">[TABLE OF <text:span text:style-name="T91">BASIC ALPHABET OF TELEGRAPHY:</text:span> DOT, DASH, SPACE<text:span text:style-name="T91">S</text:span>]</text:p>
      <text:p text:style-name="P50"/>
      <text:p text:style-name="P52">These four symbols comprise the basic alphabet of telegraphy, but we also need a way to translate this basic alphabet into English letters, much as we did for our system of lights earlier. <text:span text:style-name="T132">I</text:span>t is not <text:soft-page-break/>too difficult to create such a table:</text:p>
      <text:p text:style-name="P53"/>
      <text:p text:style-name="P53">[Morse code table]</text:p>
      <text:p text:style-name="P53"/>
      <text:p text:style-name="P87"><text:span text:style-name="T46">Armed with this system, the telegraph </text:span><text:span text:style-name="T47">is</text:span><text:span text:style-name="T46"> transformed from a </text:span><text:span text:style-name="T48">meaningless</text:span><text:span text:style-name="T46"> </text:span><text:span text:style-name="T47">single-signal</text:span><text:span text:style-name="T46"> transmission device into the world's first </text:span><text:span text:style-name="T49">widespread</text:span><text:span text:style-name="T46"> telecommunication technology. </text:span><text:span text:style-name="T51">The way it works is similar to the semaphore system we outlined above. For example, consider the following sets of dots, dashes, short pauses and long pauses, represented on paper via our table above:</text:span></text:p>
      <text:p text:style-name="P87"/>
      <text:p text:style-name="P54">[COME UP WITH A STRING]</text:p>
      <text:p text:style-name="P88"/>
      <text:p text:style-name="P54">Using the translation table, this would correspond to the English sentence:</text:p>
      <text:p text:style-name="P88"/>
      <text:p text:style-name="P54">[ENGLISH TRANSLATION OF STRING]</text:p>
      <text:p text:style-name="P87"/>
      <text:p text:style-name="P89"><text:span text:style-name="T51">T</text:span><text:span text:style-name="T46">he Morse system has the advantage that only a single circuit is needed to communicate</text:span><text:span text:style-name="T51">, meaning that even very simple designs for the physical telegraph could be made to effectively communicate via Morse code. In </text:span><text:span text:style-name="T52">particular</text:span><text:span text:style-name="T51">,</text:span><text:span text:style-name="T46"> </text:span><text:span text:style-name="T51">u</text:span><text:span text:style-name="T46">nlike the more complex designs of Cooke and Wheatstone (as well as Morse's earlier systems), the telegraph which became the standard did not require several wires across multiple circuits to be synchronized, </text:span><text:span text:style-name="T50">cutting down the complexity </text:span><text:span text:style-name="T53">and cost </text:span><text:span text:style-name="T50">of the system significantly.</text:span></text:p>
      <text:p text:style-name="P63"/>
      <text:p text:style-name="P31">2.4 <text:span text:style-name="T154">Practical </text:span>Limits of Telegraphy</text:p>
      <text:p text:style-name="P30"/>
      <text:p text:style-name="P67">We now have a basic high level understanding of how the telegraph works, but <text:span text:style-name="T110">before dismissing this topic as fully understood,</text:span> it's worth pausing to <text:span text:style-name="T137">write down</text:span> <text:span text:style-name="T133">some questions that highlight what we do NOT yet know:</text:span></text:p>
      <text:p text:style-name="P67"/>
      <text:p text:style-name="P67">How does a sounder work?</text:p>
      <text:p text:style-name="P67">Will the telegraph work at arbitrarily long distances?</text:p>
      <text:p text:style-name="P67">How many wires are needed to be laid between point A and point B? </text:p>
      <text:p text:style-name="P67">How fast does it take for information to travel from one end to another?</text:p>
      <text:p text:style-name="P77">How reliable are wires?</text:p>
      <text:p text:style-name="P68">How are wires protected?</text:p>
      <text:p text:style-name="P68"/>
      <text:p text:style-name="P78">This is of course a small subset of unknowns. It's good practice to try to think precisely about what you do NOT understand, especially if you aren't used to reading technical texts. </text:p>
      <text:p text:style-name="P72"/>
      <text:p text:style-name="P72"><text:span text:style-name="T136">Exercise: formulate</text:span> some more <text:span text:style-name="T134">open </text:span>questions.</text:p>
      <text:p text:style-name="P72"/>
      <text:p text:style-name="P80"><text:span text:style-name="T140">Perhaps the largest looming question is</text:span> how electricity <text:span text:style-name="T150">works</text:span>. We will cover this <text:span text:style-name="T142">topic in more detail</text:span> in the next part <text:span text:style-name="T140">of this book</text:span>, so if you aren't already knowledgeable <text:span text:style-name="T150">on electromagnetism</text:span>, <text:span text:style-name="T141">I encourage you for now to rely on a high level understanding of electricity as the flow of free electrons through wires made from conducting metals like copper. Electricity has a current, like a river, and moves very fast.</text:span></text:p>
      <text:p text:style-name="P80"/>
      <text:p text:style-name="P81"><text:soft-page-break/>This very rough <text:span text:style-name="T143">notion</text:span> approximates the mentality of engineers through the 1850s (minus knowing about electrons), since it wasn't until later in the 19<text:span text:style-name="T2">th</text:span> century that James Clerk Maxwell and others paved the way for our contemporary understanding of electromagnetism.</text:p>
      <text:p text:style-name="P81"/>
      <text:p text:style-name="P91"><text:span text:style-name="T151">Despite a lack of theoretical </text:span>understanding <text:span text:style-name="T151">of </text:span>the fundamental principles that enabled electrical telegraphy to function, it did <text:span text:style-name="T151">manage to work</text:span> nevertheless. But it didn't <text:span text:style-name="T151">work</text:span> perfectly, and so a lot of energy was spend trying to get telegraphs to be more reliable, to function over long distances, and to be able to cross harsh terrain. </text:p>
      <text:p text:style-name="P75"/>
      <text:p text:style-name="P82">One challenge at first seemed insurmountable: <text:span text:style-name="T145">could </text:span>a telegraph cable <text:span text:style-name="T145">be built</text:span> that traverse<text:span text:style-name="T145">d</text:span> the Atlantic ocean?</text:p>
      <text:p text:style-name="P82"/>
      <text:p text:style-name="P93">To achieve this, improvements to cabling were critical. <text:span text:style-name="T152">In particular, early telegraph systems involved stringing raw copper wire along poles, or burying it underground. But raw copper wire was super unreliable as a transport mechanism: it could be easily damaged, and simply did not work that well (a lot of which can be chalked up, in retrospect, to electrical interference).</text:span></text:p>
      <text:p text:style-name="P93"/>
      <text:p text:style-name="P94">So for telegraphs to function at scale, more sophisticated cabling <text:span text:style-name="T153">was needed. Fortunately, \emph{gutta-percha} was discovered by the industrial world in 1843 and quickly became a household name in the Victorian world. This tree sap known for producing a naturally rigid latex became the mid to late 19</text:span><text:span text:style-name="T3">th</text:span><text:span text:style-name="T144"> century's equivalent of plastic today, and among its myriad uses was as an insulator surrounding raw copper telegraph wires. The gutta-percha in turn was often wrapped in rubber, and then an outer layer or iron or steel, creating a cable whose cross section looked like this:</text:span></text:p>
      <text:p text:style-name="P96"/>
      <text:p text:style-name="P95">[IMAGE]</text:p>
      <text:p text:style-name="P82"/>
      <text:p text:style-name="P97">It did not happen overnight, but 14 years after <text:span text:style-name="T135">Morse's first successful proof of concept of the electrical telegraph in 1844 between Baltimore and Washington, D.C., the first transatlantic telegraph cable was laid, ushering in the dawn of a new information age of instantaneous cross-continent communication.</text:span></text:p>
      <text:p text:style-name="P98"/>
      <text:p text:style-name="P99">In addition to better cabling,<text:span text:style-name="T155"> there were a lot of open questions. How thick should the copper wire be? How powerful should the battery be? The engineers involved in these early projects engaged in a tremendous amount of trial and error, and succeeded in pushing the range and reliability of telegraph lines despite very little theoretical understanding of electricity and magnetism.</text:span></text:p>
      <text:p text:style-name="P76"/>
      <text:p text:style-name="P79">Yet <text:span text:style-name="T138">even as engineers inched towards cables that were better optimized for the task at hand, there remained one unfortunate fact of life: over longer and longer distances, the strength of the signal diminished.</text:span></text:p>
      <text:p text:style-name="P79"/>
      <text:p text:style-name="P100"><text:span text:style-name="T139">T</text:span>his phenomenon, which in contemporary parlance is called \emph{attenuation} <text:span text:style-name="T139">of the electrical signal</text:span>, <text:span text:style-name="T139">is due to the fact that energy is lost when electricity travels over a wire. To solve the fact that the signal would get weaker over longer distances, some </text:span><text:soft-page-break/><text:span text:style-name="T139">sort of repeating mechanism was needed.</text:span></text:p>
      <text:p text:style-name="P100"/>
      <text:p text:style-name="P160">2.5 Electromagnets and Relays</text:p>
      <text:p text:style-name="P100"/>
      <text:p text:style-name="P102">Underlying the repeating mechanism is a <text:span text:style-name="T158">fundamental electrical device called an \emph{</text:span>electromagnet<text:span text:style-name="T158">}</text:span>, first invented in the 1820s.</text:p>
      <text:p text:style-name="P101"/>
      <text:p text:style-name="P101"><text:span text:style-name="T159">You can think of a</text:span> simple electromagnet <text:span text:style-name="T159">as</text:span> a piece of iron with insulated wire tightly coiled around it:</text:p>
      <text:p text:style-name="P101"/>
      <text:p text:style-name="P101">[IMAGE]</text:p>
      <text:p text:style-name="P101"/>
      <text:p text:style-name="P105">When current flows through the wire, it <text:span text:style-name="T159">induces</text:span> a magnetic field, <text:span text:style-name="T159">making the iron into a magnet. This allows the flow of electricity to dictate whether a magnet is ``on'' or ``off''.</text:span></text:p>
      <text:p text:style-name="P105"/>
      <text:p text:style-name="P105"><text:span text:style-name="T160">One of the reasons the electromagnet is so important is that it allows electrical current to create mechanical action. To see how this is possible, consider the following setup:</text:span></text:p>
      <text:p text:style-name="P105"/>
      <text:p text:style-name="P106">[DIAGRAM]</text:p>
      <text:p text:style-name="P105"/>
      <text:p text:style-name="P107">When electricity flows, the electromagnet is activated, creating a magnetic field, which pulls the metal latch down. When the flow of electricity stops, the magnetic field disappears <text:span text:style-name="T161">and the latch returns to its original position.</text:span></text:p>
      <text:p text:style-name="P107"/>
      <text:p text:style-name="P108">[DIAGRAM]</text:p>
      <text:p text:style-name="P108"/>
      <text:p text:style-name="P109">Now what if the metal latch that is going up and down is actually the switch of another electrical circuit? You can now have two circuits with independent power sources linked by this electromagnet like this:</text:p>
      <text:p text:style-name="P109"/>
      <text:p text:style-name="P109">[DIAGRAM]</text:p>
      <text:p text:style-name="P109"/>
      <text:p text:style-name="P110">An electromagnet used in this way is called a \emph{relay}. <text:span text:style-name="T162">Imagine the left side of the above diagram as a telegraph operator using a telegraph key. When the operator presses down, communicating a dot in Morse code, it opens the switch and cuts the electrical current for a brief moment. This causes the magnetic field to disappear in the electromagnet, and so the latch in the relay returns to it's original position, which breaks the current on the right hand side, communicating a dot.</text:span></text:p>
      <text:p text:style-name="P110"/>
      <text:p text:style-name="P111">By offering a way around the signal attenuation issue, relays <text:span text:style-name="T163">allowed telegraph lines to extend arbitrarily far, though of course relays were yet another piece of equipment that had to be installed and maintained. Still, compared to the Chappe optical telegraph system, in which the ``repeaters'' were actually just human beings re-coding the message, electrical relays are a huge cost savings.</text:span></text:p>
      <text:p text:style-name="P111"/>
      <text:p text:style-name="P112"><text:span text:style-name="T165">Electromagnets</text:span> <text:span text:style-name="T164">had another important purpose. Recall that a sounder was used at the receiving end of telegraphs to listen to the dots and dashes of Morse code. But how did a sounder actually work? It was an electromagnet that worked just like a relay, except that instead of </text:span><text:soft-page-break/><text:span text:style-name="T164">controlling another circuit, the latch going up and down made respective and distinct ``click'' and ``clack'' sounds, allowing operators to identify difference cadences of clicks and clacks with the Morse code alphabet, which they could in turn decode into English.</text:span></text:p>
      <text:p text:style-name="P103"/>
      <text:p text:style-name="P161"><text:span text:style-name="T18">Chapter 3:</text:span> <text:span text:style-name="T166">A Layered Symbolic System</text:span></text:p>
      <text:p text:style-name="P104"/>
      <text:p text:style-name="P114">The telegraph was in one important way a direct precursor to the Internet. Unlike the <text:span text:style-name="T167">analog </text:span>telephone and broadcast radio and television technologies that <text:span text:style-name="T169">succeeded it</text:span>, the telegraph was <text:span text:style-name="T173">a</text:span> \emph{digital} <text:span text:style-name="T174">communication system and in this respect strangely ahead of its time</text:span>. <text:span text:style-name="T168">To understand why, we must look a bit more abstractly at symbols and information.</text:span></text:p>
      <text:p text:style-name="P114"/>
      <text:p text:style-name="P162"><text:span text:style-name="T170">3.1 Alphabets and Symbols</text:span></text:p>
      <text:p text:style-name="P114"/>
      <text:p text:style-name="P124">Consider the letter \emph{a}, the first letter of the <text:span text:style-name="T216">Latin</text:span> alphabet. What makes this mark meaningful? <text:span text:style-name="T172">If we did not know English or any other languages based on this alphabet, then \emph{a} would just appear to be a mysterious mark with no meaning, like [INSERT RANDOM MARK]. Thus for the letter \emph{a} to carry information for the onlooker, it has to exist within the context of what we can call an \emph{alphabet}. And of course, the Latin alphabet is not the only meaningful alphabet. The traditional Chinese character [INSERT CHINESE CHARACTER] may look meaningless to a non-Chinese reader, but it certainly has a meaning within the context of the traditional Chinese alphabet.</text:span></text:p>
      <text:p text:style-name="P124"/>
      <text:p text:style-name="P125">What about a number like <text:span text:style-name="T175">\emph{2}? You might think that this is not part of an alphabet, since it is a number and not a letter. However, for our purposes, we are intentionally going to use the word \emph{alphabet} very broadly, as mathematicians do, and by this broad definition, the symbols 0, 1, 2, 3, 4, 5, 6, 7, 8, 9 do indeed form an alphabet which we usually call Arabic numerals. Just think of an alphabet as any fixed set of symbols that are distinguished from one another by some known rules or conventions.</text:span></text:p>
      <text:p text:style-name="P125"/>
      <text:p text:style-name="P127">There are some interesting edge cases. <text:span text:style-name="T175">For example, consider the following set of </text:span>symbols<text:span text:style-name="T175">: </text:span></text:p>
      <text:p text:style-name="P126"/>
      <text:p text:style-name="P126">[5 RANDOM SYMBOLS]</text:p>
      <text:p text:style-name="P126"/>
      <text:p text:style-name="P127">Does this form an alphabet? The symbols have no meaning in themselves, but I just wrote them down and said that they ought to be go together. <text:span text:style-name="T177">Is that enough to constitute an alphabet? Does there have to be some sort of shared knowledge of more than one person, or generally accepted use for the symbols of the alphabet? Or can one create a bare ones alphabet by fiat, as I just did above?</text:span></text:p>
      <text:p text:style-name="P127"/>
      <text:p text:style-name="P127">Another edge case occurs when we consider infinite alphabets, like:</text:p>
      <text:p text:style-name="P127"/>
      <text:p text:style-name="P127">[1 SQUIGGLY] [2 SQUIGGLIES] etc</text:p>
      <text:p text:style-name="P127"/>
      <text:p text:style-name="P128">Does this count as an alphabet? <text:span text:style-name="T178">One interesting question that arises here: do symbols have to be specified explicitly at the outset when </text:span><text:soft-page-break/><text:span text:style-name="T178">defining an alphabet, or is it enough to describe how one \emph{could} draw the symbols, for example by giving a schema for the user of the alphabet to fill in?</text:span></text:p>
      <text:p text:style-name="P128"/>
      <text:p text:style-name="P130">With a little bit of math, one can create a formal definition of alphabet <text:span text:style-name="T176">and in doing so</text:span> <text:span text:style-name="T176">start to better understand these unusual examples</text:span>. Fortunately for our purposes, <text:span text:style-name="T179">the important thing is not the edge cases or formal definition, but rather just a basic understanding of an alphabet as a backdrop against which sets of symbols have meaning.</text:span></text:p>
      <text:p text:style-name="P130"/>
      <text:p text:style-name="P133">That's enough to <text:span text:style-name="T180">come to our first major insight about symbols and alphabets: all symbolic representations are interchangeable.</text:span></text:p>
      <text:p text:style-name="P133"/>
      <text:p text:style-name="P134">What does this mean? <text:span text:style-name="T181">If you fix a translation system, you can take any string of symbols from one alphabet and translate using the agreed upon translation system to any other string of symbols in another alphabet.</text:span></text:p>
      <text:p text:style-name="P134"/>
      <text:p text:style-name="P135"><text:span text:style-name="T183">As an example, consider the sentence</text:span>:</text:p>
      <text:p text:style-name="P135"/>
      <text:p text:style-name="P166"><text:span text:style-name="T34"><text:s text:c="2"/></text:span><text:span text:style-name="T182">\emph{</text:span>All symbolic representations of information are fungible!<text:span text:style-name="T182">}</text:span></text:p>
      <text:p text:style-name="P130"/>
      <text:p text:style-name="P136">For starters, we could translate this to <text:span text:style-name="T211">the traditional </text:span>Chinese <text:span text:style-name="T211">alphabet</text:span>, giving us a new representation of the sentence:</text:p>
      <text:p text:style-name="P136"/>
      <text:p text:style-name="P136"><text:s text:c="2"/>\emph{所有的信息符號表示是可替代的！}</text:p>
      <text:p text:style-name="P136"/>
      <text:p text:style-name="P136">I mentioned above that one had to agree on a translation system. <text:s/>Which one <text:span text:style-name="T184">was employed for this translation</text:span>? We might call it a \emph{semantic} translation system, in that the underlying meaning of the sentence was recreated via a new sentence in Chinese. <text:span text:style-name="T184">This is actually a tremendously difficult and complicated translation system. Fortunately, we can also come up with much simpler translation systems.</text:span></text:p>
      <text:p text:style-name="P136"/>
      <text:p text:style-name="P137">To see this, let's translate the <text:span text:style-name="T185">above</text:span> sentence into Arabic numerals. <text:span text:style-name="T185">\emph{Guh? How can you translate a sentence into numbers!?} The important thing to remember is that we get to decide on the translation system. In this case, we can pick something arbitrarily, just like we did earlier during our game of catch with Mary. Let's just translate each letter to it's position in the alphabet:</text:span></text:p>
      <text:p text:style-name="P137"/>
      <text:p text:style-name="P138"><text:s text:c="2"/><text:span text:style-name="T186">\emph{</text:span><text:span text:style-name="T35">1 12 12 <text:s/>19 25 13 2 15 12 9 3 <text:s/>18 5 16 18 5 19 5 14 20 1 20 9 15 14 19 <text:s/>15 6 <text:s/>9 14 6 15 18 13 1 20 9 15 14 <text:s/>1 18 5 <text:s/>6 21 14 7 9 2 12 5 !</text:span><text:span text:style-name="T186">}</text:span></text:p>
      <text:p text:style-name="P137"/>
      <text:p text:style-name="P168"><text:span text:style-name="T187">This \emph{almost} counts as a translation into the 10-symbol Arabic alphabet that we specified above. But there is a subtle issue that we need to deal with: we still have </text:span><text:span text:style-name="T188">white</text:span><text:span text:style-name="T187">space characters and the `!' character, neither of which occur in the Arabic alphabet. </text:span><text:span text:style-name="T188">You might counter that neither of these are considered part of the 26-character </text:span><text:span text:style-name="T191">L</text:span><text:span text:style-name="T188">atin alphabet that underlies English. </text:span><text:span text:style-name="T189">But remember that we are using the word alphabet in a particular sense, and in this sense, any alphabet that underlies ordinary written English must have symbols corresponding to whitespace and exclamation points, since these are </text:span><text:soft-page-break/><text:span text:style-name="T189">part of the language. </text:span><text:span text:style-name="T190">Put another way, if we </text:span><text:span text:style-name="T191">formalize</text:span><text:span text:style-name="T190"> the </text:span><text:span text:style-name="T193">written English language</text:span><text:span text:style-name="T191"> as a system for communication, it will include extra </text:span><text:span text:style-name="T194">conventions</text:span><text:span text:style-name="T191"> </text:span><text:span text:style-name="T192">beyond the </text:span><text:span text:style-name="T193">Latin </text:span><text:span text:style-name="T192">letters one learns in elementary </text:span><text:span text:style-name="T193">school; whitespace is part of the language too </text:span><text:span text:style-name="T194">and the easiest way to capture it the rules around whitespace is to say that there is a `space' character.</text:span></text:p>
      <text:p text:style-name="P168"/>
      <text:p text:style-name="P168"><text:span text:style-name="T208">Hence, t</text:span><text:span text:style-name="T196">o make </text:span><text:span text:style-name="T198">our mapping to the alphabet of Arabic numerals</text:span><text:span text:style-name="T196"> a </text:span><text:span text:style-name="T195">proper translation</text:span><text:span text:style-name="T196">, we </text:span><text:span text:style-name="T197">need a way to separate the </text:span><text:span text:style-name="T199">words</text:span><text:span text:style-name="T197"> </text:span><text:span text:style-name="T195">without using the space or exclamation point characters, </text:span><text:span text:style-name="T200">neither of which we are allowed to use </text:span><text:span text:style-name="T201">in our new alphabet</text:span><text:span text:style-name="T195">. This isn't as trivial as simply removing the characters, since we need to away </text:span><text:span text:style-name="T197">to disambiguate strings like '15' which could be either </text:span><text:span text:style-name="T202">`</text:span><text:span text:style-name="T197">a</text:span><text:span text:style-name="T202">f</text:span><text:span text:style-name="T197">' or </text:span><text:span text:style-name="T202">`p</text:span><text:span text:style-name="T197">'.</text:span></text:p>
      <text:p text:style-name="P167"/>
      <text:p text:style-name="P209"><text:span text:style-name="T100">W</text:span><text:span text:style-name="T98">e </text:span><text:span text:style-name="T100">also</text:span><text:span text:style-name="T98"> need this character separator to be </text:span><text:span text:style-name="T100">some sort </text:span><text:span text:style-name="T101">of </text:span><text:span text:style-name="T102">number, in other words a string of one or more digits from 0 to 9.</text:span><text:span text:style-name="T98"> </text:span><text:span text:style-name="T99">We didn't use the </text:span><text:span text:style-name="T102">symbol</text:span><text:span text:style-name="T99"> </text:span><text:span text:style-name="T102">`</text:span><text:span text:style-name="T99">0</text:span><text:span text:style-name="T102">'</text:span><text:span text:style-name="T99"> for any English letter, </text:span><text:span text:style-name="T104">and it is available to us,</text:span><text:span text:style-name="T99"> so how about that? That almost works, except that there are still some ambiguous strings. For example, </text:span><text:span text:style-name="T102">`</text:span><text:span text:style-name="T99">2002</text:span><text:span text:style-name="T102">'</text:span><text:span text:style-name="T99"> could translate into </text:span><text:span text:style-name="T103">`</text:span><text:span text:style-name="T99">b <text:s/>b</text:span><text:span text:style-name="T103">'</text:span><text:span text:style-name="T99"> or </text:span><text:span text:style-name="T103">`</text:span><text:span text:style-name="T99">t b</text:span><text:span text:style-name="T103">'</text:span><text:span text:style-name="T99">. We're getting closer, though. The problem with our current system that creates the above ambiguity is that each English letter could correspond to a variable number of digits. What if instead we enforce that every letter is exactly two digits long, so the letter 'a' is actually '01'? Now we can make '00' a space, and '27' an exclamation point. Moreover, we can also encode upper case letters and other common symbols as a sequence of two digits. Here is the whole table </text:span><text:span text:style-name="T103">of our new translation system:</text:span></text:p>
      <text:p text:style-name="P196"/>
      <text:p text:style-name="P170">[TABLE]</text:p>
      <text:p text:style-name="P170"/>
      <text:p text:style-name="P171">Now we can successfully write the above sentence as a rather long number:</text:p>
      <text:p text:style-name="P169"/>
      <text:p text:style-name="P169"><text:span text:style-name="T103">[WRITE OUT NUMBER]</text:span></text:p>
      <text:p text:style-name="P137"/>
      <text:p text:style-name="P139">With this, we have translated our sentence from the English alphabet into the alphabet of Arabic numerals. <text:span text:style-name="T209">The giant number represented by the Arabic numerals has no inherent meaning, except when coupled with the translation system that we imposed earlier.</text:span></text:p>
      <text:p text:style-name="P139"/>
      <text:p text:style-name="P140">Let's compare this <text:span text:style-name="T214">\emph{dumb </text:span>trans<text:span text:style-name="T210">lation} to the earlier \emph{semantic translation} into Chinese. </text:span></text:p>
      <text:p text:style-name="P140"/>
      <text:p text:style-name="P141"><text:span text:style-name="T212">The dumb translation is in some sense vacuous. Given the semantic translation, a reader who did not understand English could understand the new Chinese sentence; given the dumb translation, on the other hand, there is no hope for this Chinese-speaker. The translated sentence still requires knowledge of English to be understood once it is decoded.</text:span></text:p>
      <text:p text:style-name="P141"/>
      <text:p text:style-name="P142"><text:span text:style-name="T213">Moreover, though it is vacuous, the dumb translation is also in some sense perfectly clear. Natural languages like English and Chinese are complex and messy tools for communication, and there is no way that the Chinese sentence created via the semantic translation perfectly captures the connotations wrapped up with the original English sentence. In that sense, information was lost translating to Chinese </text:span><text:soft-page-break/><text:span text:style-name="T213">via the semantic translation. The dumb translation, on the other hand, was just manipulating symbols, not trying to understand their meaning. And since it captured each and every symbol of the original English sentence perfectly, no loss of information occurred.</text:span></text:p>
      <text:p text:style-name="P142"/>
      <text:p text:style-name="P143">There is another word for performing a dumb translation like we did above: \emph{encoding}. <text:span text:style-name="T215">The amazing thing about symbols is that they can be encoded without any loss of information, and you can encode any string of symbols into any other alphabet.</text:span></text:p>
      <text:p text:style-name="P143"/>
      <text:p text:style-name="P144">Let's once again translate our original sentence into traditional Chinese but this time with encoding rather than semantic translation. The <text:span text:style-name="T217">traditional </text:span>Chinese <text:span text:style-name="T217">alphabet has many more characters than the Latin alphabet, so we can pick 26 of these at random and create a translation table:</text:span></text:p>
      <text:p text:style-name="P144"/>
      <text:p text:style-name="P145">[ENCODING TABLE]</text:p>
      <text:p text:style-name="P145"/>
      <text:p text:style-name="P145">Luckily the Chinese alphabet also includes whitespace characters, so we do not need to do any extra work for this. Using this encoding, we get the following sentence, written with traditional Chinese characters:</text:p>
      <text:p text:style-name="P145"/>
      <text:p text:style-name="P145">[INSERT SENTENCE]</text:p>
      <text:p text:style-name="P145"/>
      <text:p text:style-name="P145">This will look like gibberish to a Chinese reader. <text:span text:style-name="T218">Nevertheless, it is a faithful encoding of our English sentence, and armed with the encoding table above and knowledge of the English language, one can understand what it means.</text:span></text:p>
      <text:p text:style-name="P145"/>
      <text:p text:style-name="P146">Before moving on, let's ask one last question about encoding. <text:span text:style-name="T218">As we've seen, you can encode any string of symbols into any other string. So is there a simplest or best way to encode information? The metric of simplicity depends on your use case. If you want to pack in as much information as possible into a small number of symbols, you might want to use a gigantic alphabet. For example, the traditional Chinese alphabet has several thousand characters. As you might imagine, using this expanded character set, you can fit much more information on a single page.</text:span></text:p>
      <text:p text:style-name="P146"/>
      <text:p text:style-name="P147">However, it turns out that the opposite optimization is actually much more important in practice. What is the minimum number of characters that we can use to encode information?</text:p>
      <text:p text:style-name="P147"/>
      <text:p text:style-name="P147">You might be tempted to say one, and distinguish strings by, say, line breaks:</text:p>
      <text:p text:style-name="P147"/>
      <text:p text:style-name="P147">11111111</text:p>
      <text:p text:style-name="P147"/>
      <text:p text:style-name="P147">vs</text:p>
      <text:p text:style-name="P147"/>
      <text:p text:style-name="P147">1111</text:p>
      <text:p text:style-name="P147">11111</text:p>
      <text:p text:style-name="P147"/>
      <text:p text:style-name="P147">Remember, though, that line breaks are themselves a character. <text:span text:style-name="T219">So if you truly restrict yourself to a single character, there is no way to </text:span><text:soft-page-break/><text:span text:style-name="T219">convey any information within a string other than the length of the string, which is too impoverished to allow for encoding in any reasonable way.</text:span></text:p>
      <text:p text:style-name="P147"/>
      <text:p text:style-name="P148">Add just one more character, however, and your two-character <text:span text:style-name="T220">\emph{binary}</text:span> alphabet <text:span text:style-name="T220">is fully functional. Let's write the characters as `0' and `1'. We can encode any symbolic in binary: letters from any natural language, numbers, or anything at all. For example, the American Standard Code for International Interchange (ASCII) is a standard that we will meet later on that provides a standard for encoding Latin letters into binary (among other things):</text:span></text:p>
      <text:p text:style-name="P148"/>
      <text:p text:style-name="P149">[INSERT PART OF ASCII TABLE]</text:p>
      <text:p text:style-name="P148"/>
      <text:p text:style-name="P150"><text:span text:style-name="T224">Given its basic alphabet and importance for computing, b</text:span>inary has become the universal standard for <text:span text:style-name="T223">understanding and communicating information.</text:span></text:p>
      <text:p text:style-name="P150"/>
      <text:p text:style-name="P163">3.2 A <text:span text:style-name="T244">Neatly </text:span>Layered <text:span text:style-name="T244">and Standardized </text:span>System</text:p>
      <text:p text:style-name="P143"/>
      <text:p text:style-name="P152">Although the idea of encoding information <text:span text:style-name="T241">into a binary alphabet</text:span> is incredibly well understood nowadays, the <text:span text:style-name="T252">notion of binary</text:span> had not been divined when Morse code was developed. <text:span text:style-name="T240">Yet as we have seen, Morse code had its own pared down alphabet, lending evidence to assertion that simple alphabets with a small number of symbols tend to be naturally useful:</text:span></text:p>
      <text:p text:style-name="P152"/>
      <text:p text:style-name="P154">[MORSE ALPHABET]</text:p>
      <text:p text:style-name="P154"/>
      <text:p text:style-name="P154">Morse's alphabet was four symbols, <text:span text:style-name="T242">and the translation of all information to and from this four-symbol alphabet is what makes the telegraph a \emph{digital} technology. A better word to describe the nature of the technology might be \emph{symbolic}; as we've seen, though, any symbolic alphabet can be encoded as digits, and so the word \emph{digital} is often used nowadays to refer to technologies that operate on discrete sets of symbols, as the telegraph did.</text:span></text:p>
      <text:p text:style-name="P154"/>
      <text:p text:style-name="P155">As a digital technology, the telegraph had to wrestle with many of the same questions that the Internet still wrestles with: how is digital information to be encoded and decoded? <text:span text:style-name="T243">How will the process be standardized? Who will control the standardization process?</text:span></text:p>
      <text:p text:style-name="P155"/>
      <text:p text:style-name="P156">To begin with, the telegraph in contemporary parlance c<text:span text:style-name="T246">an</text:span> be conceived of as a <text:span text:style-name="T245">\emph{</text:span>layered communication system<text:span text:style-name="T245">}</text:span>. <text:span text:style-name="T245">In such a system, a single communication can be simultaneously described and thought about at different levels. </text:span></text:p>
      <text:p text:style-name="P156"/>
      <text:p text:style-name="P157"><text:span text:style-name="T247">For example, suppose you are sending some message to your friend Bill via telegram. Another perfectly valid description at a lower level would be that a series of dots and dashes is being sent over telegraph wires between operators. At the lowest level, we find yet another description: electrical circuits manipulated by humans turn off and on in rapid succession.</text:span></text:p>
      <text:p text:style-name="P157"/>
      <text:p text:style-name="P157"><text:span text:style-name="T248">The fact that electrical signals are being used to encode dots and dashes which in turn are being used to encode English letters allows </text:span><text:soft-page-break/><text:span text:style-name="T248">us to form a nice mental picture of the layers of the system:</text:span></text:p>
      <text:p text:style-name="P157"/>
      <text:p text:style-name="P210"><text:span text:style-name="T248">[DIAGRAM : </text:span></text:p>
      <text:p text:style-name="P212"><text:span text:style-name="T58">A</text:span><text:span text:style-name="T59">. The</text:span><text:span text:style-name="T46"> physical layer of the electrical signal sent over the wire.</text:span></text:p>
      <text:p text:style-name="P212"/>
      <text:p text:style-name="P213"><text:span text:style-name="T226">B</text:span>. The translation of “signal on” and “signal off” into a <text:span text:style-name="T227">very simple</text:span> alphabet of dots, dashes, <text:span text:style-name="T227">and spaces.</text:span></text:p>
      <text:p text:style-name="P213"/>
      <text:p text:style-name="P213"><text:span text:style-name="T226">C</text:span>. A translation of the <text:span text:style-name="T228">simple</text:span> alphabet of dots and dashes into the 26-letter alphabet <text:span text:style-name="T229">(or more if we include extra characters such as spaces and special characters '?')</text:span> of the English language.</text:p>
      <text:p text:style-name="P213"/>
      <text:p text:style-name="P211"><text:span text:style-name="T204">D</text:span><text:span text:style-name="T203">. A </text:span><text:span text:style-name="T205">set</text:span><text:span text:style-name="T203"> of </text:span><text:span text:style-name="T205">standards and </text:span><text:span text:style-name="T203">abbreviations that telegraph operators used to communicate</text:span><text:span text:style-name="T206">. For example, there is a standard shortcut for asking someone to retransmit a message [WRITE MORE ABOUT ITU?]</text:span></text:p>
      <text:p text:style-name="P210"><text:span text:style-name="T207">]</text:span><text:span text:style-name="T248"> </text:span></text:p>
      <text:p text:style-name="P153"/>
      <text:p text:style-name="P158">Thinking about communication technology as a layered system allows us to break down the <text:span text:style-name="T249">system</text:span> into component parts. <text:span text:style-name="T250">Having built our communication system in this fashion, layers of the system can now be changed without changing everything all at once. For example, suppose there was an improvement to Morse code that was proven to be a more efficient translation of dots and dashes into the Latin alphabet. Then layer C above could be changed, but nothing else would have to change; you wouldn't need to invent new electrical gizmos to transmit or receive messages. Conversely, suppose the technology for the physical layer vastly improved and electricity were replaced with a more advanced technology like optical fibers. In this case, we could still use Morse code if we wanted, and so layers B-D would be unperturbed by changes in layer A.</text:span></text:p>
      <text:p text:style-name="P173"/>
      <text:p text:style-name="P200">Metadat<text:span text:style-name="T230">a</text:span></text:p>
      <text:p text:style-name="P172"/>
      <text:p text:style-name="P174"><text:span text:style-name="T231">Let's take the time to be precise and think through what the systems for layer D might look like with respect to the telegraph.</text:span></text:p>
      <text:p text:style-name="P174"/>
      <text:p text:style-name="P175">Suppose you are a telegraph operator sitting in a <text:span text:style-name="T232">local telegraph</text:span> station in Idaho <text:span text:style-name="T251">in the 1880s</text:span>, and you are handed a telegram to transmit. It is identified as being from <text:span text:style-name="T251">``</text:span>John Smith<text:span text:style-name="T251">''</text:span> and going to a <text:span text:style-name="T251">``</text:span>Mary Fitzpatrick<text:span text:style-name="T251">''</text:span> along with a London address for the recipient. <text:span text:style-name="T232">What steps do you have to take to deliver your telegram?</text:span></text:p>
      <text:p text:style-name="P175"/>
      <text:p text:style-name="P175">First, you have to decide how you are going to route your communication. <text:span text:style-name="T232">Let's suppose there is a telegraph line from your local station to a central hub in New York City, which you know has a line directly to London.</text:span></text:p>
      <text:p text:style-name="P176"/>
      <text:p text:style-name="P176">[DIAGRAM]</text:p>
      <text:p text:style-name="P176"/>
      <text:p text:style-name="P176">So you hop on the line going to New York, and it is time to transmit the message. But wait – you have to convey information <text:span text:style-name="T34">about</text:span> the message as well as the message itself, <text:span text:style-name="T233">such as the name and address of the recipient. This information about the message is known as </text:span><text:soft-page-break/><text:span text:style-name="T36">metadata</text:span><text:span text:style-name="T234">, because it is information about the message (in this parlance, the message is the “data”), as opposed to the message itself.</text:span></text:p>
      <text:p text:style-name="P176"/>
      <text:p text:style-name="P177">How does this metadata gets communicated? <text:span text:style-name="T233">If you start tapping away at your telegraph key, do you start with the message itself? Or the metadata? Which piece of metadata? The location, maybe? The name of the recipient? That of the sender? Or perhaps some other boilerplate indicating “I have a new transmission for you”?</text:span></text:p>
      <text:p text:style-name="P176"/>
      <text:p text:style-name="P178">If you had all day to fumble through communicating this one telegram, you might be able to <text:span text:style-name="T235">figure all of this out as you went, but if one is transmitting hundreds of telegrams per day, some sort of </text:span><text:span text:style-name="T37">system </text:span><text:span text:style-name="T235">is clearly needed. The system is represented by layer D above.</text:span></text:p>
      <text:p text:style-name="P179"/>
      <text:p text:style-name="P201">Protocols</text:p>
      <text:p text:style-name="P201"/>
      <text:p text:style-name="P180">Th<text:span text:style-name="T236">e idea of </text:span><text:span text:style-name="T34">system</text:span> has a technical term in telecommunications – it is called a <text:span text:style-name="T38">protoco</text:span><text:span text:style-name="T39">l</text:span>. A protocol is a formal, agreed-upon system for communicating. In this case, the telegraph community uses a protocol for message transmission to avoid <text:span text:style-name="T237">any ambiguity about the what information is metadata (e.g. the name of the sender) vs data (i.e. the contents of the message).</text:span></text:p>
      <text:p text:style-name="P202"/>
      <text:p text:style-name="P203"><text:span text:style-name="T46">You can think of the rules of </text:span><text:span text:style-name="T60">driving cars </text:span><text:span text:style-name="T61">on public streets</text:span><text:span text:style-name="T46"> as a protocol. We drive on the right side of the road in the United States. It doesn't particularly matter that we chose the right instead of the left, and </text:span><text:span text:style-name="T62">other countries have chosen differently</text:span><text:span text:style-name="T46">. What matters is that we make one choice or the other and stick to it, </text:span><text:span text:style-name="T62">else each time two cars approached each other on the road, they would have to improvise an ad hoc solution.</text:span><text:span text:style-name="T46"> </text:span></text:p>
      <text:p text:style-name="P203"/>
      <text:p text:style-name="P181"><text:span text:style-name="T253">P</text:span>rotocols <text:span text:style-name="T253">exist to</text:span> enforc<text:span text:style-name="T253">e</text:span> this consistency <text:span text:style-name="T238">and establish an agreed upon standard for the interaction of two or more agents.</text:span></text:p>
      <text:p text:style-name="P203"/>
      <text:p text:style-name="P204"><text:span text:style-name="T63">As we will see when we explore the rise of the Internet later in the book, establishing </text:span><text:span text:style-name="T239">some</text:span><text:span text:style-name="T63"> open, universal standard protocol is quite often </text:span><text:span text:style-name="T86">much more advantageous to a </text:span><text:span text:style-name="T63">situation </text:span><text:span text:style-name="T86">in which there are </text:span><text:span text:style-name="T63">competing fiefdoms each using their own protocol. </text:span></text:p>
      <text:p text:style-name="P203"/>
      <text:p text:style-name="P208"><text:span text:style-name="T86">Yet w</text:span><text:span text:style-name="T63">hile the importance of a universal standard is critical, it is also important to note that there is often </text:span><text:span text:style-name="T64">quite a lot of</text:span><text:span text:style-name="T63"> </text:span><text:span text:style-name="T65">debate when designing </text:span><text:span text:style-name="T64">and standardizing </text:span><text:span text:style-name="T65">protocols. </text:span><text:span text:style-name="T66">Good protocols are simple and efficient, </text:span><text:span text:style-name="T65">but there are often </text:span><text:span text:style-name="T86">trade offs</text:span><text:span text:style-name="T65"> </text:span><text:span text:style-name="T67">and no clear </text:span><text:span text:style-name="T87">``</text:span><text:span text:style-name="T67">best</text:span><text:span text:style-name="T87">''</text:span><text:span text:style-name="T67"> protocol </text:span><text:span text:style-name="T68">in any given situation</text:span><text:span text:style-name="T65">. </text:span><text:span text:style-name="T69">Different stakeholders may have different requirements and different preferences in how a protocol is designed. </text:span><text:span text:style-name="T65">Moreover, once a protocol is standardized, it can become quite entrenched, and so </text:span><text:span text:style-name="T87">many people and entities</text:span><text:span text:style-name="T65"> have to live with </text:span><text:span text:style-name="T70">it </text:span><text:span text:style-name="T65">a while, </text:span><text:span text:style-name="T71">increasing the importance of getting it </text:span><text:span text:style-name="T72">as agreeable as possible</text:span><text:span text:style-name="T71"> the first time.</text:span></text:p>
      <text:p text:style-name="P137"/>
      <text:p text:style-name="P159">We will revisit th<text:span text:style-name="T254">ese</text:span> idea<text:span text:style-name="T254">s</text:span> of layered system<text:span text:style-name="T254">s, protocols, and metadata</text:span> extensively later when we learn about the Internet and the systems of communication of which it is comprised. That <text:span text:style-name="T255">global</text:span> system is much more complex, but fortunately, the telegraph as a digital technology in its own right provides us with a gentle introduction.</text:p>
      <text:p text:style-name="P122"><text:soft-page-break/></text:p>
      <text:p text:style-name="P164">3.3 Encryption</text:p>
      <text:p text:style-name="P164"/>
      <text:p text:style-name="P193">[IAMHERE]</text:p>
      <text:p text:style-name="P206"/>
      <text:p text:style-name="P206"><text:span text:style-name="T46">In the 1860s, as telegra</text:span><text:span text:style-name="T88">ms</text:span><text:span text:style-name="T46"> were whizzing around the country </text:span><text:span text:style-name="T88">more and more</text:span><text:span text:style-name="T46">, another critical aspect of communication </text:span><text:span text:style-name="T89">predictably started to appear in conjunction with </text:span><text:span text:style-name="T90">telegraphy</text:span><text:span text:style-name="T89">: encryption.</text:span></text:p>
      <text:p text:style-name="P206"/>
      <text:p text:style-name="P183">Encryption and the<text:span text:style-name="T258"> broader </text:span>field of cryptography may sound like advanced hacker stuff, but <text:span text:style-name="T259">many of the core concepts are</text:span> not all that complicated, <text:span text:style-name="T259">and we will work our way up to a more advanced understanding by the end of the book. The goal of encryption is to hide the true contents of a message, so that even if a message is intercepted by intermediaries or enemies, only the intended recipients can decipher and make sense of the message. The history of encryption is long, and there are great resources for interested readers [CITE], but for our purposes all encryption prior to the 1970s is fundamentally similar in nature. In the 1970s, public key cryptography shakes the foundations of what types of secure communication are possible, a momentous leap forward as significant for human communication as the Internet itself...</text:span></text:p>
      <text:p text:style-name="P183"/>
      <text:p text:style-name="P184"><text:span text:style-name="T260">We will discuss public key cryptography at length later in the book. For now, l</text:span>et's rewind back to the 1860s. <text:span text:style-name="T261">Suppose you had to send a secret </text:span>message<text:span text:style-name="T261"> to f</text:span>amily<text:span text:style-name="T261"> overseas </text:span>about a death of a prominent and wealthy family member<text:span text:style-name="T261">. </text:span>Your family is well known and despised by certain factions within the government and so you are loathe to communicate a regular telegram, lest the government learn of the relevant death and possibly try to seize your estate.</text:p>
      <text:p text:style-name="P184"/>
      <text:p text:style-name="P184"><text:span text:style-name="T261">How might you do it? One method might be to replace each letter in the alphabet with another equivalent: so 'A' becomes 'T', 'B' becomes 'H' and so on, for the whole alphabet. Any such scheme for transforming text from its plain to its encrypted form is called a “cipher”, and this particular brand of scheme is called a </text:span><text:span text:style-name="T40">simple substitution cipher</text:span><text:span text:style-name="T261">.</text:span></text:p>
      <text:p text:style-name="P184"/>
      <text:p text:style-name="P185">The idea behind any “cipher” is that both the message sender and the message receiver have access to a “key” – in this case the key is a mapping of each letter of the alphabet to its enciphered equivalent. This is sometimes referred to as symmetric encryption – the word “symmetry” is used because the same key is used both to encrypt and to decrypt the message.</text:p>
      <text:p text:style-name="P185"/>
      <text:p text:style-name="P186">The key in our case might look something like:</text:p>
      <text:p text:style-name="P186"/>
      <text:p text:style-name="P186">A → T</text:p>
      <text:p text:style-name="P186">B → H</text:p>
      <text:p text:style-name="P186">[etc]</text:p>
      <text:p text:style-name="P186"/>
      <text:p text:style-name="P186">It would easily fit on a single page, and it would have to be distributed <text:span text:style-name="T34">ahead of time</text:span> to all parties who want to communicate using a given encryption system.</text:p>
      <text:p text:style-name="P187"/>
      <text:p text:style-name="P188">A message <text:span text:style-name="T262">encrypted with a substitution cipher </text:span>might read:</text:p>
      <text:p text:style-name="P188"><text:soft-page-break/></text:p>
      <text:p text:style-name="P194"><text:span text:style-name="T263"><text:tab/></text:span><text:span text:style-name="T222">Nwl Rtboel atn gtnnes trtx oawn cfldwdy</text:span></text:p>
      <text:p text:style-name="P188"/>
      <text:p text:style-name="P189">Even this naïve method of encryption is not trivial to crack, though it is certainly not impossible either. Try it! (Hint: <text:span text:style-name="T264">start with the most common letters, and assume they correspond to the most common letters of the alphabet. If you're stuck, try asking the Internet for help.)</text:span></text:p>
      <text:p text:style-name="P189"/>
      <text:p text:style-name="P190">One method that would work is to try every possible combination, a so-called “brute force” attack. A simple substitution cipher is a one-to-one (bijective) function between an alphabet and itself.</text:p>
      <text:p text:style-name="P190"/>
      <text:p text:style-name="P190">Exercise: <text:span text:style-name="T265">For the 26-letter English alphabet, </text:span>how many <text:span text:style-name="T265">possible simple substitution cipher keys are there? What is this number as a power of 2?</text:span></text:p>
      <text:p text:style-name="P189"/>
      <text:p text:style-name="P191">We might improve security by omitting spaces:</text:p>
      <text:p text:style-name="P191"/>
      <text:p text:style-name="P191"><text:tab/><text:span text:style-name="T270">NwlRtboelatngtnnestrtxoawncfldwdy</text:span></text:p>
      <text:p text:style-name="P191"/>
      <text:p text:style-name="P191">Now the <text:span text:style-name="T266">attacker performing </text:span>cryptanaly<text:span text:style-name="T266">sis</text:span> does not have the luxury of knowing the word breaks, <text:span text:style-name="T267">which makes it more difficult. </text:span></text:p>
      <text:p text:style-name="P191"/>
      <text:p text:style-name="P192">There are lots of other improvements one might make on the substitution cipher: reversing certain words, using sequences of 2 or 3 letters and replacing these sequences instead of individual letters. </text:p>
      <text:p text:style-name="P192"/>
      <text:p text:style-name="P192"><text:span text:style-name="T268">The conventional wisdom in cryptography prior to the 20</text:span><text:span text:style-name="T4">th</text:span><text:span text:style-name="T269"> century was to develop a cipher that involved a convoluted system that only you and your cohorts knew. It was thought to be important to keep secret not only the key, but also the cipher itself. As a result, a plethora of ad hoc strategies were employed to encrypt messages, and the literature was not definitive about which strategies were good and which were bad.</text:span></text:p>
      <text:p text:style-name="P191"/>
      <text:p text:style-name="P195"><text:span text:style-name="T256">It was important to get it right though. </text:span>Th<text:span text:style-name="T256">e</text:span> requirement to distribute keys ahead of time is an onerous one, and <text:span text:style-name="T257">this</text:span> makes the usage of symmetric ciphers hard in practice. <text:span text:style-name="T256">If your system was broken by a clever cryptanalyzer, it would be quite costly to develop a new system.</text:span></text:p>
      <text:p text:style-name="P130"/>
      <text:p text:style-name="P129"/>
      <text:p text:style-name="P129"/>
      <text:p text:style-name="P128"/>
      <text:p text:style-name="P117"/>
      <text:p text:style-name="P121"/>
      <text:p text:style-name="P119"/>
      <text:p text:style-name="P119"/>
      <text:p text:style-name="P123">--</text:p>
      <text:p text:style-name="P132">GARBAGE</text:p>
      <text:p text:style-name="P120"/>
      <text:p text:style-name="P116"/>
      <text:p text:style-name="P116">You are reading symbols right now. <text:span text:style-name="T171">They are called ``letters'' and they make up an alphabet</text:span></text:p>
      <text:p text:style-name="P115"><text:soft-page-break/></text:p>
      <text:p text:style-name="P115">asadsad</text:p>
      <text:p text:style-name="P115"/>
      <text:p text:style-name="P131"><text:span text:style-name="T179">vessel for symbolic information.</text:span></text:p>
      <text:p text:style-name="P113"/>
      <text:p text:style-name="P113"/>
      <text:p text:style-name="P70"/>
      <text:p text:style-name="P70"/>
      <text:p text:style-name="P74"/>
      <text:p text:style-name="P73"/>
      <text:p text:style-name="P71"/>
      <text:p text:style-name="P71"/>
      <text:p text:style-name="P71"/>
      <text:p text:style-name="P69"/>
      <text:p text:style-name="P66"/>
      <text:p text:style-name="P62"/>
      <text:p text:style-name="P65"/>
      <text:p text:style-name="P1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0:14:11.726878163</meta:creation-date>
    <dc:date>2015-11-02T16:47:01.390204094</dc:date>
    <meta:editing-duration>P14DT13H19M36S</meta:editing-duration>
    <meta:editing-cycles>500</meta:editing-cycles>
    <meta:generator>LibreOffice/4.2.8.2$Linux_X86_64 LibreOffice_project/420m0$Build-2</meta:generator>
    <meta:document-statistic meta:table-count="0" meta:image-count="0" meta:object-count="0" meta:page-count="22" meta:paragraph-count="293" meta:word-count="8727" meta:character-count="52270" meta:non-whitespace-character-count="43779"/>
  </office:meta>
</office:document-meta>
</file>